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aa95" fo:border="0.74pt solid #000000"/>
    </style:style>
    <style:style style:name="ce2" style:family="table-cell" style:parent-style-name="Default">
      <style:table-cell-properties fo:background-color="#b4c7dc" fo:border="0.74pt solid #000000"/>
    </style:style>
    <style:style style:name="ce3" style:family="table-cell" style:parent-style-name="Default">
      <style:table-cell-properties fo:background-color="#b4c7dc" fo:border="0.74pt solid #000000"/>
      <style:text-properties fo:color="#000000"/>
    </style:style>
    <style:style style:name="ce7" style:family="table-cell" style:parent-style-name="Default">
      <style:table-cell-properties fo:background-color="#ffd8ce" fo:border="0.74pt solid #000000"/>
    </style:style>
    <style:style style:name="ce8" style:family="table-cell" style:parent-style-name="Default">
      <style:table-cell-properties fo:border-bottom="none" fo:background-color="#dee6ef" fo:border-left="0.74pt solid #000000" fo:border-right="0.74pt solid #000000" fo:border-top="0.74pt solid #000000"/>
      <style:text-properties fo:color="#000000"/>
    </style:style>
    <style:style style:name="ce9" style:family="table-cell" style:parent-style-name="Default">
      <style:table-cell-properties fo:border-bottom="none" fo:background-color="#dee6ef" fo:border-left="0.74pt solid #000000" fo:border-right="0.74pt solid #000000" fo:border-top="none"/>
      <style:text-properties fo:color="#000000"/>
    </style:style>
    <style:style style:name="ce10" style:family="table-cell" style:parent-style-name="Default">
      <style:table-cell-properties fo:background-color="#dee6ef" fo:border="0.74pt solid #000000"/>
      <style:text-properties fo:color="#000000"/>
    </style:style>
    <style:style style:name="ce4" style:family="table-cell" style:parent-style-name="Default">
      <style:table-cell-properties fo:background-color="#ffe994"/>
    </style:style>
    <style:style style:name="ce5" style:family="table-cell" style:parent-style-name="Default">
      <style:table-cell-properties fo:background-color="#fff5ce"/>
    </style:style>
    <style:style style:name="ce6" style:family="table-cell" style:parent-style-name="Default">
      <style:table-cell-properties fo:border-bottom="0.74pt solid #000000" fo:background-color="#fff5ce" fo:border-left="none" fo:border-right="none" fo:border-top="none"/>
    </style:style>
    <style:style style:name="ce12" style:family="table-cell" style:parent-style-name="Default" style:data-style-name="N0">
      <style:table-cell-properties fo:background-color="#ffd8ce" fo:border="0.74pt solid #000000"/>
    </style:style>
    <style:style style:name="ce11" style:family="table-cell" style:parent-style-name="Default" style:data-style-name="N0">
      <style:table-cell-properties fo:border-bottom="0.74pt solid #000000" fo:background-color="#fff5ce" fo:border-left="none" fo:border-right="none" fo:border-top="none"/>
    </style:style>
    <style:style style:name="ce13" style:family="table-cell" style:parent-style-name="Default">
      <style:table-cell-properties fo:border-bottom="none" fo:background-color="#fff5ce" fo:border-left="none" fo:border-right="0.74pt solid #000000" fo:border-top="none"/>
    </style:style>
    <style:style style:name="ce14" style:family="table-cell" style:parent-style-name="Default">
      <style:table-cell-properties fo:border-bottom="0.74pt solid #000000" fo:background-color="#fff5ce" fo:border-left="none" fo:border-right="0.74pt solid #000000" fo:border-top="none"/>
    </style:style>
    <style:style style:name="ce15" style:family="table-cell" style:parent-style-name="Default">
      <style:table-cell-properties fo:background-color="#e8f2a1" fo:border="0.74pt solid #000000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f6f9d4" fo:border="0.74pt solid #000000"/>
    </style:style>
    <style:style style:name="ce35" style:family="table-cell" style:parent-style-name="Default">
      <style:table-cell-properties fo:background-color="#bf819e" fo:border="0.74pt solid #000000"/>
    </style:style>
    <style:style style:name="ce38" style:family="table-cell" style:parent-style-name="Default">
      <style:table-cell-properties fo:border-bottom="none" fo:background-color="#ffffa6" fo:border-left="0.74pt solid #000000" fo:border-right="0.74pt solid #000000" fo:border-top="0.74pt solid #000000"/>
    </style:style>
    <style:style style:name="ce39" style:family="table-cell" style:parent-style-name="Default">
      <style:table-cell-properties fo:border-bottom="none" fo:background-color="#ffffa6" fo:border-left="0.74pt solid #000000" fo:border-right="0.74pt solid #000000" fo:border-top="none"/>
    </style:style>
    <style:style style:name="ce40" style:family="table-cell" style:parent-style-name="Default">
      <style:table-cell-properties fo:border-bottom="0.74pt solid #000000" fo:background-color="#ffffa6" fo:border-left="0.74pt solid #000000" fo:border-right="0.74pt solid #000000" fo:border-top="none"/>
    </style:style>
    <style:style style:name="ce41" style:family="table-cell" style:parent-style-name="Default">
      <style:table-cell-properties fo:background-color="#e8f2a1"/>
    </style:style>
    <style:style style:name="ce42" style:family="table-cell" style:parent-style-name="Default">
      <style:table-cell-properties fo:background-color="#ffdbb6"/>
    </style:style>
    <style:style style:name="ce43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order-bottom="none" fo:border-left="0.74pt solid #000000" fo:border-right="none" fo:border-top="none"/>
    </style:style>
    <style:style style:name="ce45" style:family="table-cell" style:parent-style-name="Default">
      <style:table-cell-properties fo:border-bottom="0.74pt solid #000000" fo:border-left="0.74pt solid #000000" fo:border-right="none" fo:border-top="none"/>
    </style:style>
    <style:style style:name="ce36" style:family="table-cell" style:parent-style-name="Default">
      <style:table-cell-properties fo:background-color="#e0c2cd"/>
    </style:style>
    <style:style style:name="ce47" style:family="table-cell" style:parent-style-name="Default">
      <style:table-cell-properties fo:border-bottom="0.74pt solid #000000" fo:border-left="none" fo:border-right="none" fo:border-top="0.74pt solid #000000"/>
    </style:style>
    <style:style style:name="ce48" style:family="table-cell" style:parent-style-name="Default">
      <style:table-cell-properties fo:border-bottom="0.74pt solid #000000" fo:border-left="none" fo:border-right="none" fo:border-top="none"/>
    </style:style>
    <style:style style:name="ce49" style:family="table-cell" style:parent-style-name="Default">
      <style:table-cell-properties fo:border-bottom="none" fo:background-color="#ffd8ce" fo:border-left="0.74pt solid #000000" fo:border-right="0.74pt solid #000000" fo:border-top="0.74pt solid #000000"/>
    </style:style>
    <style:style style:name="ce50" style:family="table-cell" style:parent-style-name="Default">
      <style:table-cell-properties fo:border-bottom="none" fo:background-color="#ffd8ce" fo:border-left="0.74pt solid #000000" fo:border-right="0.74pt solid #000000" fo:border-top="none"/>
    </style:style>
    <style:style style:name="ce51" style:family="table-cell" style:parent-style-name="Default">
      <style:table-cell-properties fo:border-bottom="0.74pt solid #000000" fo:background-color="#ffd8ce" fo:border-left="0.74pt solid #000000" fo:border-right="0.74pt solid #000000" fo:border-top="none"/>
    </style:style>
    <style:style style:name="ce5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53" style:family="table-cell" style:parent-style-name="Default">
      <style:table-cell-properties fo:border-bottom="none" fo:border-left="none" fo:border-right="0.74pt solid #000000" fo:border-top="none"/>
    </style:style>
    <style:style style:name="ce54" style:family="table-cell" style:parent-style-name="Default">
      <style:table-cell-properties fo:border-bottom="0.74pt solid #000000" fo:border-left="none" fo:border-right="0.74pt solid #000000" fo:border-top="none"/>
    </style:style>
    <style:style style:name="ce71" style:family="table-cell" style:parent-style-name="Default">
      <style:table-cell-properties fo:background-color="#ffffa6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jercicio 1" table:style-name="ta1">
        <table:shapes>
          <draw:frame draw:z-index="0" draw:name="datos iniciales" draw:style-name="gr1" draw:text-style-name="P1" svg:width="10.262cm" svg:height="5.05cm" svg:x="0.48cm" svg:y="8.177cm">
            <draw:object draw:notify-on-update-of-ranges="'Ejercicio 1'.B11:'Ejercicio 1'.B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distribucion de los datos iniciales</svg:title>
          </draw:frame>
          <draw:frame draw:z-index="1" draw:style-name="gr1" draw:text-style-name="P1" svg:width="8.217cm" svg:height="5.238cm" svg:x="11.653cm" svg:y="8.196cm">
            <draw:object draw:notify-on-update-of-ranges="'Ejercicio 1'.K11:'Ejercicio 1'.K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Matriz de estados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/>
          <table:table-cell table:style-name="ce15" office:value-type="string" calcext:value-type="string">
            <text:p>Dato inicial </text:p>
          </table:table-cell>
          <table:table-cell table:style-name="ce16"/>
          <table:table-cell table:number-columns-repeated="5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7" office:value-type="float" office:value="0.25" calcext:value-type="float">
            <text:p>0,25</text:p>
          </table:table-cell>
          <table:table-cell table:style-name="ce12" table:formula="of:=1/3" office:value-type="float" office:value="0.333333333333333" calcext:value-type="float">
            <text:p>0,333333333333333</text:p>
          </table:table-cell>
          <table:table-cell table:style-name="ce7" office:value-type="float" office:value="0.5" calcext:value-type="float">
            <text:p>0,5</text:p>
          </table:table-cell>
          <table:table-cell/>
          <table:table-cell table:style-name="ce15" office:value-type="string" calcext:value-type="string">
            <text:p>A</text:p>
          </table:table-cell>
          <table:table-cell table:style-name="ce17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7" office:value-type="float" office:value="0.25" calcext:value-type="float">
            <text:p>0,25</text:p>
          </table:table-cell>
          <table:table-cell table:style-name="ce7" table:formula="of:=1/3" office:value-type="float" office:value="0.333333333333333" calcext:value-type="float">
            <text:p>0,333333333333333</text:p>
          </table:table-cell>
          <table:table-cell table:style-name="ce7" office:value-type="float" office:value="0.25" calcext:value-type="float">
            <text:p>0,25</text:p>
          </table:table-cell>
          <table:table-cell/>
          <table:table-cell table:style-name="ce15" office:value-type="string" calcext:value-type="string">
            <text:p>B</text:p>
          </table:table-cell>
          <table:table-cell table:style-name="ce17"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7" office:value-type="float" office:value="0.5" calcext:value-type="float">
            <text:p>0,5</text:p>
          </table:table-cell>
          <table:table-cell table:style-name="ce7" table:formula="of:=1/3" office:value-type="float" office:value="0.333333333333333" calcext:value-type="float">
            <text:p>0,333333333333333</text:p>
          </table:table-cell>
          <table:table-cell table:style-name="ce7" office:value-type="float" office:value="0.25" calcext:value-type="float">
            <text:p>0,25</text:p>
          </table:table-cell>
          <table:table-cell/>
          <table:table-cell table:style-name="ce15" office:value-type="string" calcext:value-type="string">
            <text:p>C</text:p>
          </table:table-cell>
          <table:table-cell table:style-name="ce17"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I tomo A=1, B=2, C=3, el elmento Aij de la matriz es la probabilidad de ir de j a i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>
            <text:p>Tiemp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8" office:value-type="float" office:value="500" calcext:value-type="float">
            <text:p>500</text:p>
          </table:table-cell>
          <table:table-cell table:number-matrix-columns-spanned="1" table:number-matrix-rows-spanned="3" table:formula="of:=MMULT([.$B$4:.$D$6];[.B11:.B13])" office:value-type="float" office:value="325" calcext:value-type="float">
            <text:p>325</text:p>
          </table:table-cell>
          <table:table-cell table:number-matrix-columns-spanned="1" table:number-matrix-rows-spanned="3" table:formula="of:=MMULT([.$B$4:.$D$6];[.C11:.C13])" office:value-type="float" office:value="372.916666666667" calcext:value-type="float">
            <text:p>372,916666666667</text:p>
          </table:table-cell>
          <table:table-cell table:number-matrix-columns-spanned="1" table:number-matrix-rows-spanned="3" table:formula="of:=MMULT([.$B$4:.$D$6];[.D11:.D13])" office:value-type="float" office:value="361.284722222222" calcext:value-type="float">
            <text:p>361,284722222222</text:p>
          </table:table-cell>
          <table:table-cell table:number-matrix-columns-spanned="1" table:number-matrix-rows-spanned="3" table:formula="of:=MMULT([.$B$4:.$D$6];[.E11:.E13])" office:value-type="float" office:value="364.221643518518" calcext:value-type="float">
            <text:p>364,221643518518</text:p>
          </table:table-cell>
          <table:table-cell table:number-matrix-columns-spanned="1" table:number-matrix-rows-spanned="3" table:formula="of:=MMULT([.$B$4:.$D$6];[.F11:.F13])" office:value-type="float" office:value="363.489824459876" calcext:value-type="float">
            <text:p>363,489824459876</text:p>
          </table:table-cell>
          <table:table-cell table:number-matrix-columns-spanned="1" table:number-matrix-rows-spanned="3" table:formula="of:=MMULT([.$B$4:.$D$6];[.G11:.G13])" office:value-type="float" office:value="363.672980163323" calcext:value-type="float">
            <text:p>363,672980163323</text:p>
          </table:table-cell>
          <table:table-cell table:number-matrix-columns-spanned="1" table:number-matrix-rows-spanned="3" table:formula="of:=MMULT([.$B$4:.$D$6];[.H11:.H13])" office:value-type="float" office:value="363.62720798236" calcext:value-type="float">
            <text:p>363,62720798236</text:p>
          </table:table-cell>
          <table:table-cell table:number-matrix-columns-spanned="1" table:number-matrix-rows-spanned="3" table:formula="of:=MMULT([.$B$4:.$D$6];[.I11:.I13])" office:value-type="float" office:value="363.638652423009" calcext:value-type="float">
            <text:p>363,638652423009</text:p>
          </table:table-cell>
          <table:table-cell table:number-matrix-columns-spanned="1" table:number-matrix-rows-spanned="3" table:formula="of:=MMULT([.$B$4:.$D$6];[.J11:.J13])" office:value-type="float" office:value="363.635791429131" calcext:value-type="float">
            <text:p>363,635791429131</text:p>
          </table:table-cell>
          <table:table-cell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9" office:value-type="float" office:value="300" calcext:value-type="float">
            <text:p>300</text:p>
          </table:table-cell>
          <table:table-cell office:value-type="float" office:value="275" calcext:value-type="float">
            <text:p>275</text:p>
          </table:table-cell>
          <table:table-cell office:value-type="float" office:value="272.916666666667" calcext:value-type="float">
            <text:p>272,916666666667</text:p>
          </table:table-cell>
          <table:table-cell office:value-type="float" office:value="272.743055555556" calcext:value-type="float">
            <text:p>272,743055555556</text:p>
          </table:table-cell>
          <table:table-cell office:value-type="float" office:value="272.728587962963" calcext:value-type="float">
            <text:p>272,728587962963</text:p>
          </table:table-cell>
          <table:table-cell office:value-type="float" office:value="272.727382330247" calcext:value-type="float">
            <text:p>272,727382330247</text:p>
          </table:table-cell>
          <table:table-cell office:value-type="float" office:value="272.727281860854" calcext:value-type="float">
            <text:p>272,727281860854</text:p>
          </table:table-cell>
          <table:table-cell office:value-type="float" office:value="272.727273488404" calcext:value-type="float">
            <text:p>272,727273488404</text:p>
          </table:table-cell>
          <table:table-cell office:value-type="float" office:value="272.7272727907" calcext:value-type="float">
            <text:p>272,7272727907</text:p>
          </table:table-cell>
          <table:table-cell office:value-type="float" office:value="272.727272732558" calcext:value-type="float">
            <text:p>272,727272732558</text:p>
          </table:table-cell>
          <table:table-cell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9"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354.166666666667" calcext:value-type="float">
            <text:p>354,166666666667</text:p>
          </table:table-cell>
          <table:table-cell office:value-type="float" office:value="365.972222222222" calcext:value-type="float">
            <text:p>365,972222222222</text:p>
          </table:table-cell>
          <table:table-cell office:value-type="float" office:value="363.049768518518" calcext:value-type="float">
            <text:p>363,049768518518</text:p>
          </table:table-cell>
          <table:table-cell office:value-type="float" office:value="363.782793209876" calcext:value-type="float">
            <text:p>363,782793209876</text:p>
          </table:table-cell>
          <table:table-cell office:value-type="float" office:value="363.599737975823" calcext:value-type="float">
            <text:p>363,599737975823</text:p>
          </table:table-cell>
          <table:table-cell office:value-type="float" office:value="363.645518529235" calcext:value-type="float">
            <text:p>363,645518529235</text:p>
          </table:table-cell>
          <table:table-cell office:value-type="float" office:value="363.63407478629" calcext:value-type="float">
            <text:p>363,63407478629</text:p>
          </table:table-cell>
          <table:table-cell office:value-type="float" office:value="363.636935838311" calcext:value-type="float">
            <text:p>363,636935838311</text:p>
          </table:table-cell>
          <table:table-cell/>
        </table:table-row>
        <table:table-row table:style-name="ro1">
          <table:table-cell table:style-name="ce3" office:value-type="string" calcext:value-type="string">
            <text:p>Total=</text:p>
          </table:table-cell>
          <table:table-cell table:style-name="ce10" table:formula="of:=[.B11]+[.B12]+[.B13]" office:value-type="float" office:value="1000" calcext:value-type="float">
            <text:p>1000</text:p>
          </table:table-cell>
          <table:table-cell table:style-name="ce10" table:formula="of:=[.C11]+[.C12]+[.C13]" office:value-type="float" office:value="1000" calcext:value-type="float">
            <text:p>1000</text:p>
          </table:table-cell>
          <table:table-cell table:style-name="ce10" table:formula="of:=[.D11]+[.D12]+[.D13]" office:value-type="float" office:value="1000" calcext:value-type="float">
            <text:p>1000</text:p>
          </table:table-cell>
          <table:table-cell table:style-name="ce10" table:formula="of:=[.E11]+[.E12]+[.E13]" office:value-type="float" office:value="1000" calcext:value-type="float">
            <text:p>1000</text:p>
          </table:table-cell>
          <table:table-cell table:style-name="ce10" table:formula="of:=[.F11]+[.F12]+[.F13]" office:value-type="float" office:value="1000" calcext:value-type="float">
            <text:p>1000</text:p>
          </table:table-cell>
          <table:table-cell table:style-name="ce10" table:formula="of:=[.G11]+[.G12]+[.G13]" office:value-type="float" office:value="1000" calcext:value-type="float">
            <text:p>1000</text:p>
          </table:table-cell>
          <table:table-cell table:style-name="ce10" table:formula="of:=[.H11]+[.H12]+[.H13]" office:value-type="float" office:value="1000" calcext:value-type="float">
            <text:p>1000</text:p>
          </table:table-cell>
          <table:table-cell table:style-name="ce10" table:formula="of:=[.I11]+[.I12]+[.I13]" office:value-type="float" office:value="1000" calcext:value-type="float">
            <text:p>1000</text:p>
          </table:table-cell>
          <table:table-cell table:style-name="ce10" table:formula="of:=[.J11]+[.J12]+[.J13]" office:value-type="float" office:value="1000" calcext:value-type="float">
            <text:p>1000</text:p>
          </table:table-cell>
          <table:table-cell table:style-name="ce10" table:formula="of:=[.K11]+[.K12]+[.K13]" office:value-type="float" office:value="1000" calcext:value-type="float">
            <text:p>1000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Si cambiamos los datos iniciales, el primer gráfico cambia pero el segundo se mantiene igual</text:p>
          </table:table-cell>
          <table:table-cell table:number-columns-repeated="11"/>
        </table:table-row>
        <table:table-row table:style-name="ro1" table:number-rows-repeated="14">
          <table:table-cell table:number-columns-repeated="12"/>
        </table:table-row>
        <table:table-row table:style-name="ro1">
          <table:table-cell office:value-type="string" calcext:value-type="string">
            <text:p>si ponemos las 88 rtas del ejercicio repartidas entre los 3 huecos, vemos que al final siempre quedan 32, 24 y 32 independientemente de cómo las distribuyamo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istribución estable</text:p>
          </table:table-cell>
          <table:table-cell/>
          <table:table-cell office:value-type="string" calcext:value-type="string">
            <text:p>calculamos la matriz menos la identidad 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ñadimos la ecuacion de que x+y+z=1</text:p>
          </table:table-cell>
          <table:table-cell table:number-columns-repeated="9"/>
        </table:table-row>
        <table:table-row table:style-name="ro1">
          <table:table-cell/>
          <table:table-cell table:style-name="ce4" office:value-type="string" calcext:value-type="string">
            <text:p>matriz de antes menos la identidad</text:p>
          </table:table-cell>
          <table:table-cell table:style-name="ce4" table:number-columns-repeated="2"/>
          <table:table-cell table:style-name="ce4" office:value-type="string" calcext:value-type="string">
            <text:p>matriz ampliada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float" office:value="-0.75" calcext:value-type="float">
            <text:p>-0,75</text:p>
          </table:table-cell>
          <table:table-cell table:style-name="ce5" table:formula="of:=1/3" office:value-type="float" office:value="0.333333333333333" calcext:value-type="float">
            <text:p>0,333333333333333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office:value-type="string" calcext:value-type="string">
            <text:p>sistema de ecuaciones de 4 ecuaciones y 3 incógnitas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float" office:value="0.25" calcext:value-type="float">
            <text:p>0,25</text:p>
          </table:table-cell>
          <table:table-cell table:style-name="ce5" table:formula="of:=-2/3" office:value-type="float" office:value="-0.666666666666667" calcext:value-type="float">
            <text:p>-0,666666666666667</text:p>
          </table:table-cell>
          <table:table-cell table:style-name="ce13" office:value-type="float" office:value="0.25" calcext:value-type="float">
            <text:p>0,25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float" office:value="0.5" calcext:value-type="float">
            <text:p>0,5</text:p>
          </table:table-cell>
          <table:table-cell table:style-name="ce11" table:formula="of:=1/3" office:value-type="float" office:value="0.333333333333333" calcext:value-type="float">
            <text:p>0,333333333333333</text:p>
          </table:table-cell>
          <table:table-cell table:style-name="ce14" office:value-type="float" office:value="-0.75" calcext:value-type="float">
            <text:p>-0,75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 table:style-name="ce6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etermianante de una submatriz 3x3 de la de arriba para ver que es distinto de 0 y son linealmente independient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t= </text:p>
          </table:table-cell>
          <table:table-cell table:formula="of:=MDETERM([.B38:.D40])" office:value-type="float" office:value="1.14583333333333" calcext:value-type="float">
            <text:p>1,14583333333333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enemos un sistema de ecuaciones de 3x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mo el determinante es distinto de cero son linealmente independientes, luego me quedo con las 3 ecuaciones de abajo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term indep</text:p>
          </table:table-cell>
          <table:table-cell table:number-columns-repeated="4"/>
          <table:table-cell office:value-type="string" calcext:value-type="string">
            <text:p>matriz inversa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5" calcext:value-type="float">
            <text:p>0,25</text:p>
          </table:table-cell>
          <table:table-cell table:formula="of:=-2/3" office:value-type="float" office:value="-0.666666666666667" calcext:value-type="float">
            <text:p>-0,666666666666667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number-matrix-columns-spanned="3" table:number-matrix-rows-spanned="3" table:formula="of:=MINVERSE([.B49:.D51])" office:value-type="float" office:value="0.945454545454546" calcext:value-type="float">
            <text:p>0,945454545454546</text:p>
          </table:table-cell>
          <table:table-cell office:value-type="float" office:value="0.8" calcext:value-type="float">
            <text:p>0,8</text:p>
          </table:table-cell>
          <table:table-cell office:value-type="float" office:value="0.363636363636364" calcext:value-type="float">
            <text:p>0,363636363636364</text:p>
          </table:table-cell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table:formula="of:=1/3" office:value-type="float" office:value="0.333333333333333" calcext:value-type="float">
            <text:p>0,333333333333333</text:p>
          </table:table-cell>
          <table:table-cell office:value-type="float" office:value="-0.75" calcext:value-type="float">
            <text:p>-0,7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lculamos la matriz inversa</text:p>
          </table:table-cell>
          <table:table-cell table:number-columns-repeated="2"/>
          <table:table-cell office:value-type="float" office:value="-1.09090909090909" calcext:value-type="float">
            <text:p>-1,09090909090909</text:p>
          </table:table-cell>
          <table:table-cell office:value-type="float" office:value="-0" calcext:value-type="float">
            <text:p>0</text:p>
          </table:table-cell>
          <table:table-cell office:value-type="float" office:value="0.272727272727273" calcext:value-type="float">
            <text:p>0,272727272727273</text:p>
          </table:table-cell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4"/>
          <table:table-cell office:value-type="float" office:value="0.145454545454545" calcext:value-type="float">
            <text:p>0,145454545454545</text:p>
          </table:table-cell>
          <table:table-cell office:value-type="float" office:value="-0.8" calcext:value-type="float">
            <text:p>-0,8</text:p>
          </table:table-cell>
          <table:table-cell office:value-type="float" office:value="0.363636363636364" calcext:value-type="float">
            <text:p>0,363636363636364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tiplicamos la inversa por el termino independiente para resolver el sistema de ecuaciones</text:p>
          </table:table-cell>
          <table:table-cell table:number-columns-repeated="10"/>
        </table:table-row>
        <table:table-row table:style-name="ro1">
          <table:table-cell/>
          <table:table-cell table:number-matrix-columns-spanned="1" table:number-matrix-rows-spanned="3" table:formula="of:=MMULT([.J49:.L51];[.E49:.E51])" office:value-type="float" office:value="0.363636363636364" calcext:value-type="float">
            <text:p>0,36363636363636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272727272727273" calcext:value-type="float">
            <text:p>0,27272727272727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363636363636364" calcext:value-type="float">
            <text:p>0,363636363636364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esto significa que el 36% se queda en el primer estado, el 27% se queda en el segundo estado y el otro 36% en el ytercer estado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tiplicando los porcentajes por als 88 rats que dice el ejercicio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formula="of:=[.B55]*88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formula="of:=[.B56]*88"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formula="of:=[.B57]*88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on dos formas distintas de hacer el ejercicio con las iteraciones o con el sistema de ecuacione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 veces hayq ue hacer muchas iteraciones y el coste compuatcional es muy grande y es mejor hacer el sistema </text:p>
          </table:table-cell>
          <table:table-cell table:number-columns-repeated="10"/>
        </table:table-row>
      </table:table>
      <table:table table:name="Ejercicio 3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35" office:value-type="string" calcext:value-type="string">
            <text:p>estados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D</text:p>
          </table:table-cell>
        </table:table-row>
        <table:table-row table:style-name="ro1">
          <table:table-cell/>
          <table:table-cell table:style-name="ce35" office:value-type="string" calcext:value-type="string">
            <text:p>M</text:p>
          </table:table-cell>
          <table:table-cell table:style-name="ce36" office:value-type="float" office:value="0.8" calcext:value-type="float">
            <text:p>0,8</text:p>
          </table:table-cell>
          <table:table-cell table:style-name="ce36" office:value-type="float" office:value="0.3" calcext:value-type="float">
            <text:p>0,3</text:p>
          </table:table-cell>
          <table:table-cell table:style-name="ce36" office:value-type="float" office:value="0.2" calcext:value-type="float">
            <text:p>0,2</text:p>
          </table:table-cell>
        </table:table-row>
        <table:table-row table:style-name="ro1">
          <table:table-cell/>
          <table:table-cell table:style-name="ce35" office:value-type="string" calcext:value-type="string">
            <text:p>F</text:p>
          </table:table-cell>
          <table:table-cell table:style-name="ce36" office:value-type="float" office:value="0.2" calcext:value-type="float">
            <text:p>0,2</text:p>
          </table:table-cell>
          <table:table-cell table:style-name="ce36" office:value-type="float" office:value="0.4" calcext:value-type="float">
            <text:p>0,4</text:p>
          </table:table-cell>
          <table:table-cell table:style-name="ce36" office:value-type="float" office:value="0.1" calcext:value-type="float">
            <text:p>0,1</text:p>
          </table:table-cell>
        </table:table-row>
        <table:table-row table:style-name="ro1">
          <table:table-cell/>
          <table:table-cell table:style-name="ce35" office:value-type="string" calcext:value-type="string">
            <text:p>D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0.3" calcext:value-type="float">
            <text:p>0,3</text:p>
          </table:table-cell>
          <table:table-cell table:style-name="ce36" office:value-type="float" office:value="0.7" calcext:value-type="float">
            <text:p>0,7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calculamos la matriz menos la identidad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35" office:value-type="string" calcext:value-type="string">
            <text:p>estados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D</text:p>
          </table:table-cell>
        </table:table-row>
        <table:table-row table:style-name="ro1">
          <table:table-cell/>
          <table:table-cell table:style-name="ce35" office:value-type="string" calcext:value-type="string">
            <text:p>M</text:p>
          </table:table-cell>
          <table:table-cell table:style-name="ce36" office:value-type="float" office:value="-0.2" calcext:value-type="float">
            <text:p>-0,2</text:p>
          </table:table-cell>
          <table:table-cell table:style-name="ce36" office:value-type="float" office:value="0.3" calcext:value-type="float">
            <text:p>0,3</text:p>
          </table:table-cell>
          <table:table-cell table:style-name="ce36" office:value-type="float" office:value="0.2" calcext:value-type="float">
            <text:p>0,2</text:p>
          </table:table-cell>
        </table:table-row>
        <table:table-row table:style-name="ro1">
          <table:table-cell/>
          <table:table-cell table:style-name="ce35" office:value-type="string" calcext:value-type="string">
            <text:p>F</text:p>
          </table:table-cell>
          <table:table-cell table:style-name="ce36" office:value-type="float" office:value="0.2" calcext:value-type="float">
            <text:p>0,2</text:p>
          </table:table-cell>
          <table:table-cell table:style-name="ce36" office:value-type="float" office:value="-0.6" calcext:value-type="float">
            <text:p>-0,6</text:p>
          </table:table-cell>
          <table:table-cell table:style-name="ce36" office:value-type="float" office:value="0.1" calcext:value-type="float">
            <text:p>0,1</text:p>
          </table:table-cell>
        </table:table-row>
        <table:table-row table:style-name="ro1">
          <table:table-cell/>
          <table:table-cell table:style-name="ce35" office:value-type="string" calcext:value-type="string">
            <text:p>D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0.3" calcext:value-type="float">
            <text:p>0,3</text:p>
          </table:table-cell>
          <table:table-cell table:style-name="ce36" office:value-type="float" office:value="-0.3" calcext:value-type="float">
            <text:p>-0,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atriz ampliada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8" office:value-type="float" office:value="-0.2" calcext:value-type="float">
            <text:p>-0,2</text:p>
          </table:table-cell>
          <table:table-cell table:style-name="ce38" office:value-type="float" office:value="0.3" calcext:value-type="float">
            <text:p>0,3</text:p>
          </table:table-cell>
          <table:table-cell table:style-name="ce38" office:value-type="float" office:value="0.2" calcext:value-type="float">
            <text:p>0,2</text:p>
          </table:table-cell>
          <table:table-cell table:style-name="ce38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9" office:value-type="float" office:value="0.2" calcext:value-type="float">
            <text:p>0,2</text:p>
          </table:table-cell>
          <table:table-cell table:style-name="ce39" office:value-type="float" office:value="-0.6" calcext:value-type="float">
            <text:p>-0,6</text:p>
          </table:table-cell>
          <table:table-cell table:style-name="ce39" office:value-type="float" office:value="0.1" calcext:value-type="float">
            <text:p>0,1</text:p>
          </table:table-cell>
          <table:table-cell table:style-name="ce39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9" office:value-type="float" office:value="0" calcext:value-type="float">
            <text:p>0</text:p>
          </table:table-cell>
          <table:table-cell table:style-name="ce39" office:value-type="float" office:value="0.3" calcext:value-type="float">
            <text:p>0,3</text:p>
          </table:table-cell>
          <table:table-cell table:style-name="ce39" office:value-type="float" office:value="-0.3" calcext:value-type="float">
            <text:p>-0,3</text:p>
          </table:table-cell>
          <table:table-cell table:style-name="ce39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4" table:style-name="ce40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tenemos un sistema de 4 ecuaciones y 3 incógnita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mamos la submatriz de 3x3 inferior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lculamos el determinante para ver si son linealmente independiente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erm indep</text:p>
          </table:table-cell>
        </table:table-row>
        <table:table-row table:style-name="ro1">
          <table:table-cell/>
          <table:table-cell table:style-name="ce38" office:value-type="float" office:value="0.2" calcext:value-type="float">
            <text:p>0,2</text:p>
          </table:table-cell>
          <table:table-cell table:style-name="ce38" office:value-type="float" office:value="-0.6" calcext:value-type="float">
            <text:p>-0,6</text:p>
          </table:table-cell>
          <table:table-cell table:style-name="ce38" office:value-type="float" office:value="0.1" calcext:value-type="float">
            <text:p>0,1</text:p>
          </table:table-cell>
          <table:table-cell table:style-name="ce49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9" office:value-type="float" office:value="0" calcext:value-type="float">
            <text:p>0</text:p>
          </table:table-cell>
          <table:table-cell table:style-name="ce39" office:value-type="float" office:value="0.3" calcext:value-type="float">
            <text:p>0,3</text:p>
          </table:table-cell>
          <table:table-cell table:style-name="ce39" office:value-type="float" office:value="-0.3" calcext:value-type="float">
            <text:p>-0,3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table:style-name="ce40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det=</text:p>
          </table:table-cell>
          <table:table-cell table:formula="of:=MDETERM([.B29:.D31])" office:value-type="float" office:value="0.27" calcext:value-type="float">
            <text:p>0,27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omo el determinante es distinto de cero son ecuaciones linealmente independiente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alculamos la matriz inversa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41" table:number-matrix-columns-spanned="3" table:number-matrix-rows-spanned="3" table:formula="of:=MINVERSE([.B29:.D31])" office:value-type="float" office:value="2.22222222222222" calcext:value-type="float">
            <text:p>2,22222222222222</text:p>
          </table:table-cell>
          <table:table-cell table:style-name="ce41" office:value-type="float" office:value="2.59259259259259" calcext:value-type="float">
            <text:p>2,59259259259259</text:p>
          </table:table-cell>
          <table:table-cell table:style-name="ce41" office:value-type="float" office:value="0.555555555555556" calcext:value-type="float">
            <text:p>0,555555555555556</text:p>
          </table:table-cell>
          <table:table-cell/>
        </table:table-row>
        <table:table-row table:style-name="ro1">
          <table:table-cell/>
          <table:table-cell table:style-name="ce41" office:value-type="float" office:value="-1.11111111111111" calcext:value-type="float">
            <text:p>-1,11111111111111</text:p>
          </table:table-cell>
          <table:table-cell table:style-name="ce41" office:value-type="float" office:value="0.37037037037037" calcext:value-type="float">
            <text:p>0,37037037037037</text:p>
          </table:table-cell>
          <table:table-cell table:style-name="ce41" office:value-type="float" office:value="0.222222222222222" calcext:value-type="float">
            <text:p>0,222222222222222</text:p>
          </table:table-cell>
          <table:table-cell/>
        </table:table-row>
        <table:table-row table:style-name="ro1">
          <table:table-cell/>
          <table:table-cell table:style-name="ce41" office:value-type="float" office:value="-1.11111111111111" calcext:value-type="float">
            <text:p>-1,11111111111111</text:p>
          </table:table-cell>
          <table:table-cell table:style-name="ce41" office:value-type="float" office:value="-2.96296296296296" calcext:value-type="float">
            <text:p>-2,96296296296296</text:p>
          </table:table-cell>
          <table:table-cell table:style-name="ce41" office:value-type="float" office:value="0.222222222222222" calcext:value-type="float">
            <text:p>0,222222222222222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multiplicamos la matriz inversa por el termino independient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42" table:number-matrix-columns-spanned="1" table:number-matrix-rows-spanned="3" table:formula="of:=MMULT([.B39:.D41];[.E29:.E31])" office:value-type="float" office:value="0.555555555555556" calcext:value-type="float">
            <text:p>0,555555555555556</text:p>
          </table:table-cell>
          <table:table-cell table:number-columns-repeated="3"/>
        </table:table-row>
        <table:table-row table:style-name="ro1">
          <table:table-cell/>
          <table:table-cell table:style-name="ce42" office:value-type="float" office:value="0.222222222222222" calcext:value-type="float">
            <text:p>0,222222222222222</text:p>
          </table:table-cell>
          <table:table-cell table:number-columns-repeated="3"/>
        </table:table-row>
        <table:table-row table:style-name="ro1">
          <table:table-cell/>
          <table:table-cell table:style-name="ce42" office:value-type="float" office:value="0.222222222222222" calcext:value-type="float">
            <text:p>0,22222222222222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2">
          <table:table-cell/>
          <table:table-cell table:style-name="ce43" office:value-type="string" calcext:value-type="string">
            <text:p>SOLUCIÓN</text:p>
          </table:table-cell>
          <table:table-cell table:style-name="ce47" table:number-columns-repeated="2"/>
          <table:table-cell table:style-name="ce52"/>
        </table:table-row>
        <table:table-row table:style-name="ro1">
          <table:table-cell/>
          <table:table-cell table:style-name="ce44" office:value-type="string" calcext:value-type="string">
            <text:p>A largo plazo los resultados son los siguientes:</text:p>
          </table:table-cell>
          <table:table-cell table:number-columns-repeated="2"/>
          <table:table-cell table:style-name="ce53"/>
        </table:table-row>
        <table:table-row table:style-name="ro1">
          <table:table-cell/>
          <table:table-cell table:style-name="ce44" office:value-type="string" calcext:value-type="string">
            <text:p>El 55,55% de los alumnos hacen medicina</text:p>
          </table:table-cell>
          <table:table-cell table:number-columns-repeated="2"/>
          <table:table-cell table:style-name="ce53"/>
        </table:table-row>
        <table:table-row table:style-name="ro1">
          <table:table-cell/>
          <table:table-cell table:style-name="ce44" office:value-type="string" calcext:value-type="string">
            <text:p>El 22, 22% de los alumnos hacen farmacia</text:p>
          </table:table-cell>
          <table:table-cell table:number-columns-repeated="2"/>
          <table:table-cell table:style-name="ce53"/>
        </table:table-row>
        <table:table-row table:style-name="ro1">
          <table:table-cell/>
          <table:table-cell table:style-name="ce45" office:value-type="string" calcext:value-type="string">
            <text:p>El 22, 22% de los alumnos hacen derecho </text:p>
          </table:table-cell>
          <table:table-cell table:style-name="ce48" table:number-columns-repeated="2"/>
          <table:table-cell table:style-name="ce54"/>
        </table:table-row>
      </table:table>
      <table:table table:name="ejercicio 2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método 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matrix-columns-spanned="1" table:number-matrix-rows-spanned="3" table:formula="of:=MMULT([.$B$3:.$D$5];[.B9:.B11])" office:value-type="float" office:value="0" calcext:value-type="float">
            <text:p>0</text:p>
          </table:table-cell>
          <table:table-cell table:number-matrix-columns-spanned="1" table:number-matrix-rows-spanned="3" table:formula="of:=MMULT([.$B$3:.$D$5];[.C9:.C11])" office:value-type="float" office:value="0.25" calcext:value-type="float">
            <text:p>0,25</text:p>
          </table:table-cell>
          <table:table-cell table:number-matrix-columns-spanned="1" table:number-matrix-rows-spanned="3" table:formula="of:=MMULT([.$B$3:.$D$5];[.D9:.D11])" office:value-type="float" office:value="0.125" calcext:value-type="float">
            <text:p>0,125</text:p>
          </table:table-cell>
          <table:table-cell table:number-matrix-columns-spanned="1" table:number-matrix-rows-spanned="3" table:formula="of:=MMULT([.$B$3:.$D$5];[.E9:.E11])" office:value-type="float" office:value="0.1875" calcext:value-type="float">
            <text:p>0,1875</text:p>
          </table:table-cell>
          <table:table-cell table:number-matrix-columns-spanned="1" table:number-matrix-rows-spanned="3" table:formula="of:=MMULT([.$B$3:.$D$5];[.F9:.F11])" office:value-type="float" office:value="0.15625" calcext:value-type="float">
            <text:p>0,15625</text:p>
          </table:table-cell>
          <table:table-cell table:number-matrix-columns-spanned="1" table:number-matrix-rows-spanned="3" table:formula="of:=MMULT([.$B$3:.$D$5];[.G9:.G11])" office:value-type="float" office:value="0.171875" calcext:value-type="float">
            <text:p>0,171875</text:p>
          </table:table-cell>
          <table:table-cell table:number-matrix-columns-spanned="1" table:number-matrix-rows-spanned="3" table:formula="of:=MMULT([.$B$3:.$D$5];[.H9:.H11])" office:value-type="float" office:value="0.1640625" calcext:value-type="float">
            <text:p>0,1640625</text:p>
          </table:table-cell>
          <table:table-cell table:number-matrix-columns-spanned="1" table:number-matrix-rows-spanned="3" table:formula="of:=MMULT([.$B$3:.$D$5];[.I9:.I11])" office:value-type="float" office:value="0.16796875" calcext:value-type="float">
            <text:p>0,16796875</text:p>
          </table:table-cell>
          <table:table-cell table:number-matrix-columns-spanned="1" table:number-matrix-rows-spanned="3" table:formula="of:=MMULT([.$B$3:.$D$5];[.J9:.J11])" office:value-type="float" office:value="0.166015625" calcext:value-type="float">
            <text:p>0,166015625</text:p>
          </table:table-cell>
          <table:table-cell table:number-matrix-columns-spanned="1" table:number-matrix-rows-spanned="3" table:formula="of:=MMULT([.$B$3:.$D$5];[.K9:.K11])" office:value-type="float" office:value="0.1669921875" calcext:value-type="float">
            <text:p>0,16699218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float" office:value="0.625" calcext:value-type="float">
            <text:p>0,625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65625" calcext:value-type="float">
            <text:p>0,65625</text:p>
          </table:table-cell>
          <table:table-cell office:value-type="float" office:value="0.671875" calcext:value-type="float">
            <text:p>0,671875</text:p>
          </table:table-cell>
          <table:table-cell office:value-type="float" office:value="0.6640625" calcext:value-type="float">
            <text:p>0,6640625</text:p>
          </table:table-cell>
          <table:table-cell office:value-type="float" office:value="0.66796875" calcext:value-type="float">
            <text:p>0,66796875</text:p>
          </table:table-cell>
          <table:table-cell office:value-type="float" office:value="0.666015625" calcext:value-type="float">
            <text:p>0,666015625</text:p>
          </table:table-cell>
          <table:table-cell/>
          <table:table-cell office:value-type="string" calcext:value-type="string">
            <text:p>al final es lo que hay, en pordnetaj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125" calcext:value-type="float">
            <text:p>0,125</text:p>
          </table:table-cell>
          <table:table-cell office:value-type="float" office:value="0.1875" calcext:value-type="float">
            <text:p>0,1875</text:p>
          </table:table-cell>
          <table:table-cell office:value-type="float" office:value="0.15625" calcext:value-type="float">
            <text:p>0,15625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1640625" calcext:value-type="float">
            <text:p>0,1640625</text:p>
          </table:table-cell>
          <table:table-cell office:value-type="float" office:value="0.16796875" calcext:value-type="float">
            <text:p>0,16796875</text:p>
          </table:table-cell>
          <table:table-cell office:value-type="float" office:value="0.166015625" calcext:value-type="float">
            <text:p>0,166015625</text:p>
          </table:table-cell>
          <table:table-cell office:value-type="float" office:value="0.1669921875" calcext:value-type="float">
            <text:p>0,1669921875</text:p>
          </table:table-cell>
          <table:table-cell table:number-columns-repeated="2"/>
        </table:table-row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matrix-columns-spanned="1" table:number-matrix-rows-spanned="3" table:formula="of:=MMULT([.$B$18:.$D$20];[.B23:.B25])" office:value-type="float" office:value="1" calcext:value-type="float">
            <text:p>1</text:p>
          </table:table-cell>
          <table:table-cell table:number-matrix-columns-spanned="1" table:number-matrix-rows-spanned="3" table:formula="of:=MMULT([.$B$18:.$D$20];[.C23:.C25])" office:value-type="float" office:value="1" calcext:value-type="float">
            <text:p>1</text:p>
          </table:table-cell>
          <table:table-cell table:number-matrix-columns-spanned="1" table:number-matrix-rows-spanned="3" table:formula="of:=MMULT([.$B$18:.$D$20];[.D23:.D25])" office:value-type="float" office:value="1" calcext:value-type="float">
            <text:p>1</text:p>
          </table:table-cell>
          <table:table-cell table:number-matrix-columns-spanned="1" table:number-matrix-rows-spanned="3" table:formula="of:=MMULT([.$B$18:.$D$20];[.E23:.E25])" office:value-type="float" office:value="1" calcext:value-type="float">
            <text:p>1</text:p>
          </table:table-cell>
          <table:table-cell table:number-matrix-columns-spanned="1" table:number-matrix-rows-spanned="3" table:formula="of:=MMULT([.$B$18:.$D$20];[.F23:.F25])" office:value-type="float" office:value="1" calcext:value-type="float">
            <text:p>1</text:p>
          </table:table-cell>
          <table:table-cell table:number-matrix-columns-spanned="1" table:number-matrix-rows-spanned="3" table:formula="of:=MMULT([.$B$18:.$D$20];[.G23:.G25])" office:value-type="float" office:value="1" calcext:value-type="float">
            <text:p>1</text:p>
          </table:table-cell>
          <table:table-cell table:number-matrix-columns-spanned="1" table:number-matrix-rows-spanned="3" table:formula="of:=MMULT([.$B$18:.$D$20];[.H23:.H25])" office:value-type="float" office:value="1" calcext:value-type="float">
            <text:p>1</text:p>
          </table:table-cell>
          <table:table-cell table:number-matrix-columns-spanned="1" table:number-matrix-rows-spanned="3" table:formula="of:=MMULT([.$B$18:.$D$20];[.I23:.I25])" office:value-type="float" office:value="1" calcext:value-type="float">
            <text:p>1</text:p>
          </table:table-cell>
          <table:table-cell table:number-matrix-columns-spanned="1" table:number-matrix-rows-spanned="3" table:formula="of:=MMULT([.$B$18:.$D$20];[.J23:.J25])" office:value-type="float" office:value="1" calcext:value-type="float">
            <text:p>1</text:p>
          </table:table-cell>
          <table:table-cell table:number-matrix-columns-spanned="1" table:number-matrix-rows-spanned="3" table:formula="of:=MMULT([.$B$18:.$D$20];[.K23:.K2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os iniciales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o hay comportamiento ergódico, dpende de los datos iniciales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Si lo hacemos con alk inversa, la matriz tiene rango 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hay dos distribuciones estable linealmente independientes</text:p>
          </table:table-cell>
          <table:table-cell table:number-columns-repeated="12"/>
        </table:table-row>
      </table:table>
      <table:table table:name="ejercicio cafetería" table:style-name="ta1">
        <table:table-column table:style-name="co1" table:number-columns-repeated="36" table:default-cell-style-name="Default"/>
        <table:table-row table:style-name="ro1">
          <table:table-cell table:number-columns-repeated="36"/>
        </table:table-row>
        <table:table-row table:style-name="ro1">
          <table:table-cell/>
          <table:table-cell office:value-type="string" calcext:value-type="string">
            <text:p>Casa</text:p>
          </table:table-cell>
          <table:table-cell office:value-type="string" calcext:value-type="string">
            <text:p>Sala1</text:p>
          </table:table-cell>
          <table:table-cell office:value-type="string" calcext:value-type="string">
            <text:p>Sala2</text:p>
          </table:table-cell>
          <table:table-cell office:value-type="string" calcext:value-type="string">
            <text:p>Coffee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Casa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Sala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Sala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Coffe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31"/>
        </table:table-row>
        <table:table-row table:style-name="ro1" table:number-rows-repeated="3">
          <table:table-cell table:number-columns-repeated="36"/>
        </table:table-row>
        <table:table-row table:style-name="ro1">
          <table:table-cell/>
          <table:table-cell office:value-type="float" office:value="0.25" calcext:value-type="float">
            <text:p>0,25</text:p>
          </table:table-cell>
          <table:table-cell table:number-matrix-columns-spanned="1" table:number-matrix-rows-spanned="4" table:formula="of:=MMULT([.$B$3:.$E$6];[.B10:.B13])" office:value-type="float" office:value="0.375" calcext:value-type="float">
            <text:p>0,375</text:p>
          </table:table-cell>
          <table:table-cell table:number-matrix-columns-spanned="1" table:number-matrix-rows-spanned="4" table:formula="of:=MMULT([.$B$3:.$E$6];[.C10:.C13])" office:value-type="float" office:value="0.4375" calcext:value-type="float">
            <text:p>0,4375</text:p>
          </table:table-cell>
          <table:table-cell table:number-matrix-columns-spanned="1" table:number-matrix-rows-spanned="4" table:formula="of:=MMULT([.$B$3:.$E$6];[.D10:.D13])" office:value-type="float" office:value="0.46875" calcext:value-type="float">
            <text:p>0,46875</text:p>
          </table:table-cell>
          <table:table-cell table:number-matrix-columns-spanned="1" table:number-matrix-rows-spanned="4" table:formula="of:=MMULT([.$B$3:.$E$6];[.E10:.E13])" office:value-type="float" office:value="0.484375" calcext:value-type="float">
            <text:p>0,484375</text:p>
          </table:table-cell>
          <table:table-cell table:number-matrix-columns-spanned="1" table:number-matrix-rows-spanned="4" table:formula="of:=MMULT([.$B$3:.$E$6];[.F10:.F13])" office:value-type="float" office:value="0.4921875" calcext:value-type="float">
            <text:p>0,4921875</text:p>
          </table:table-cell>
          <table:table-cell table:number-matrix-columns-spanned="1" table:number-matrix-rows-spanned="4" table:formula="of:=MMULT([.$B$3:.$E$6];[.G10:.G13])" office:value-type="float" office:value="0.49609375" calcext:value-type="float">
            <text:p>0,49609375</text:p>
          </table:table-cell>
          <table:table-cell table:number-matrix-columns-spanned="1" table:number-matrix-rows-spanned="4" table:formula="of:=MMULT([.$B$3:.$E$6];[.H10:.H13])" office:value-type="float" office:value="0.498046875" calcext:value-type="float">
            <text:p>0,498046875</text:p>
          </table:table-cell>
          <table:table-cell table:number-matrix-columns-spanned="27" table:number-matrix-rows-spanned="4" table:formula="of:=MMULT([.$B$3:.$E$6];[.I10:.I13])" office:value-type="float" office:value="0.4990234375" calcext:value-type="float">
            <text:p>0,4990234375</text:p>
          </table:table-cell>
          <table:table-cell office:value-type="float" office:value="0.4990234375" calcext:value-type="float">
            <text:p>0,4990234375</text:p>
          </table:table-cell>
          <table:table-cell office:value-type="float" office:value="0.4990234375" calcext:value-type="float">
            <text:p>0,4990234375</text:p>
          </table:table-cell>
          <table:table-cell office:value-type="float" office:value="0.4990234375" calcext:value-type="float">
            <text:p>0,4990234375</text:p>
          </table:table-cell>
          <table:table-cell office:value-type="float" office:value="0.4990234375" calcext:value-type="float">
            <text:p>0,4990234375</text:p>
          </table:table-cell>
          <table:table-cell office:value-type="float" office:value="0.4990234375" calcext:value-type="float">
            <text:p>0,4990234375</text:p>
          </table:table-cell>
          <table:table-cell office:value-type="float" office:value="0.4990234375" calcext:value-type="float">
            <text:p>0,4990234375</text:p>
          </table:table-cell>
          <table:table-cell office:value-type="float" office:value="0.4990234375" calcext:value-type="float">
            <text:p>0,4990234375</text:p>
          </table:table-cell>
          <table:table-cell office:value-type="float" office:value="0.4990234375" calcext:value-type="float">
            <text:p>0,4990234375</text:p>
          </table:table-cell>
          <table:table-cell office:value-type="float" office:value="0.4990234375" calcext:value-type="float">
            <text:p>0,4990234375</text:p>
          </table:table-cell>
          <table:table-cell office:value-type="float" office:value="0.4990234375" calcext:value-type="float">
            <text:p>0,4990234375</text:p>
          </table:table-cell>
          <table:table-cell office:value-type="float" office:value="0.4990234375" calcext:value-type="float">
            <text:p>0,4990234375</text:p>
          </table:table-cell>
          <table:table-cell office:value-type="float" office:value="0.4990234375" calcext:value-type="float">
            <text:p>0,4990234375</text:p>
          </table:table-cell>
          <table:table-cell office:value-type="float" office:value="0.4990234375" calcext:value-type="float">
            <text:p>0,4990234375</text:p>
          </table:table-cell>
          <table:table-cell office:value-type="float" office:value="0.4990234375" calcext:value-type="float">
            <text:p>0,4990234375</text:p>
          </table:table-cell>
          <table:table-cell office:value-type="float" office:value="0.4990234375" calcext:value-type="float">
            <text:p>0,4990234375</text:p>
          </table:table-cell>
          <table:table-cell office:value-type="float" office:value="0.4990234375" calcext:value-type="float">
            <text:p>0,4990234375</text:p>
          </table:table-cell>
          <table:table-cell office:value-type="float" office:value="0.4990234375" calcext:value-type="float">
            <text:p>0,4990234375</text:p>
          </table:table-cell>
          <table:table-cell office:value-type="float" office:value="0.4990234375" calcext:value-type="float">
            <text:p>0,4990234375</text:p>
          </table:table-cell>
          <table:table-cell office:value-type="float" office:value="0.4990234375" calcext:value-type="float">
            <text:p>0,4990234375</text:p>
          </table:table-cell>
          <table:table-cell office:value-type="float" office:value="0.4990234375" calcext:value-type="float">
            <text:p>0,4990234375</text:p>
          </table:table-cell>
          <table:table-cell office:value-type="float" office:value="0.4990234375" calcext:value-type="float">
            <text:p>0,4990234375</text:p>
          </table:table-cell>
          <table:table-cell office:value-type="float" office:value="0.4990234375" calcext:value-type="float">
            <text:p>0,4990234375</text:p>
          </table:table-cell>
          <table:table-cell office:value-type="float" office:value="0.4990234375" calcext:value-type="float">
            <text:p>0,4990234375</text:p>
          </table:table-cell>
          <table:table-cell office:value-type="float" office:value="0.4990234375" calcext:value-type="float">
            <text:p>0,4990234375</text:p>
          </table:table-cell>
          <table:table-cell office:value-type="float" office:value="0.4990234375" calcext:value-type="float">
            <text:p>0,4990234375</text:p>
          </table:table-cell>
          <table:table-cell office:value-type="float" office:value="0.4990234375" calcext:value-type="float">
            <text:p>0,4990234375</text:p>
          </table:table-cell>
        </table:table-row>
        <table:table-row table:style-name="ro1">
          <table:table-cell/>
          <table:table-cell office:value-type="float" office:value="0.25" calcext:value-type="float">
            <text:p>0,25</text:p>
          </table:table-cell>
          <table:table-cell office:value-type="float" office:value="0.125" calcext:value-type="float">
            <text:p>0,125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03125" calcext:value-type="float">
            <text:p>0,0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0078125" calcext:value-type="float">
            <text:p>0,0078125</text:p>
          </table:table-cell>
          <table:table-cell office:value-type="float" office:value="0.00390625" calcext:value-type="float">
            <text:p>0,00390625</text:p>
          </table:table-cell>
          <table:table-cell office:value-type="float" office:value="0.001953125" calcext:value-type="float">
            <text:p>0,0019531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office:value-type="float" office:value="0.25" calcext:value-type="float">
            <text:p>0,25</text:p>
          </table:table-cell>
          <table:table-cell office:value-type="float" office:value="0.125" calcext:value-type="float">
            <text:p>0,125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03125" calcext:value-type="float">
            <text:p>0,0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0078125" calcext:value-type="float">
            <text:p>0,0078125</text:p>
          </table:table-cell>
          <table:table-cell office:value-type="float" office:value="0.00390625" calcext:value-type="float">
            <text:p>0,00390625</text:p>
          </table:table-cell>
          <table:table-cell office:value-type="float" office:value="0.001953125" calcext:value-type="float">
            <text:p>0,0019531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office:value-type="float" office:value="0.25" calcext:value-type="float">
            <text:p>0,25</text:p>
          </table:table-cell>
          <table:table-cell office:value-type="float" office:value="0.375" calcext:value-type="float">
            <text:p>0,375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46875" calcext:value-type="float">
            <text:p>0,46875</text:p>
          </table:table-cell>
          <table:table-cell office:value-type="float" office:value="0.484375" calcext:value-type="float">
            <text:p>0,484375</text:p>
          </table:table-cell>
          <table:table-cell office:value-type="float" office:value="0.4921875" calcext:value-type="float">
            <text:p>0,4921875</text:p>
          </table:table-cell>
          <table:table-cell office:value-type="float" office:value="0.49609375" calcext:value-type="float">
            <text:p>0,49609375</text:p>
          </table:table-cell>
          <table:table-cell office:value-type="float" office:value="0.498046875" calcext:value-type="float">
            <text:p>0,498046875</text:p>
          </table:table-cell>
          <table:table-cell office:value-type="float" office:value="0.4990234375" calcext:value-type="float">
            <text:p>0,4990234375</text:p>
          </table:table-cell>
          <table:table-cell office:value-type="float" office:value="0.4990234375" calcext:value-type="float">
            <text:p>0,4990234375</text:p>
          </table:table-cell>
          <table:table-cell office:value-type="float" office:value="0.4990234375" calcext:value-type="float">
            <text:p>0,4990234375</text:p>
          </table:table-cell>
          <table:table-cell office:value-type="float" office:value="0.4990234375" calcext:value-type="float">
            <text:p>0,4990234375</text:p>
          </table:table-cell>
          <table:table-cell office:value-type="float" office:value="0.4990234375" calcext:value-type="float">
            <text:p>0,4990234375</text:p>
          </table:table-cell>
          <table:table-cell office:value-type="float" office:value="0.4990234375" calcext:value-type="float">
            <text:p>0,4990234375</text:p>
          </table:table-cell>
          <table:table-cell office:value-type="float" office:value="0.4990234375" calcext:value-type="float">
            <text:p>0,4990234375</text:p>
          </table:table-cell>
          <table:table-cell office:value-type="float" office:value="0.4990234375" calcext:value-type="float">
            <text:p>0,4990234375</text:p>
          </table:table-cell>
          <table:table-cell office:value-type="float" office:value="0.4990234375" calcext:value-type="float">
            <text:p>0,4990234375</text:p>
          </table:table-cell>
          <table:table-cell office:value-type="float" office:value="0.4990234375" calcext:value-type="float">
            <text:p>0,4990234375</text:p>
          </table:table-cell>
          <table:table-cell office:value-type="float" office:value="0.4990234375" calcext:value-type="float">
            <text:p>0,4990234375</text:p>
          </table:table-cell>
          <table:table-cell office:value-type="float" office:value="0.4990234375" calcext:value-type="float">
            <text:p>0,4990234375</text:p>
          </table:table-cell>
          <table:table-cell office:value-type="float" office:value="0.4990234375" calcext:value-type="float">
            <text:p>0,4990234375</text:p>
          </table:table-cell>
          <table:table-cell office:value-type="float" office:value="0.4990234375" calcext:value-type="float">
            <text:p>0,4990234375</text:p>
          </table:table-cell>
          <table:table-cell office:value-type="float" office:value="0.4990234375" calcext:value-type="float">
            <text:p>0,4990234375</text:p>
          </table:table-cell>
          <table:table-cell office:value-type="float" office:value="0.4990234375" calcext:value-type="float">
            <text:p>0,4990234375</text:p>
          </table:table-cell>
          <table:table-cell office:value-type="float" office:value="0.4990234375" calcext:value-type="float">
            <text:p>0,4990234375</text:p>
          </table:table-cell>
          <table:table-cell office:value-type="float" office:value="0.4990234375" calcext:value-type="float">
            <text:p>0,4990234375</text:p>
          </table:table-cell>
          <table:table-cell office:value-type="float" office:value="0.4990234375" calcext:value-type="float">
            <text:p>0,4990234375</text:p>
          </table:table-cell>
          <table:table-cell office:value-type="float" office:value="0.4990234375" calcext:value-type="float">
            <text:p>0,4990234375</text:p>
          </table:table-cell>
          <table:table-cell office:value-type="float" office:value="0.4990234375" calcext:value-type="float">
            <text:p>0,4990234375</text:p>
          </table:table-cell>
          <table:table-cell office:value-type="float" office:value="0.4990234375" calcext:value-type="float">
            <text:p>0,4990234375</text:p>
          </table:table-cell>
          <table:table-cell office:value-type="float" office:value="0.4990234375" calcext:value-type="float">
            <text:p>0,4990234375</text:p>
          </table:table-cell>
          <table:table-cell office:value-type="float" office:value="0.4990234375" calcext:value-type="float">
            <text:p>0,4990234375</text:p>
          </table:table-cell>
          <table:table-cell office:value-type="float" office:value="0.4990234375" calcext:value-type="float">
            <text:p>0,4990234375</text:p>
          </table:table-cell>
          <table:table-cell office:value-type="float" office:value="0.4990234375" calcext:value-type="float">
            <text:p>0,4990234375</text:p>
          </table:table-cell>
          <table:table-cell office:value-type="float" office:value="0.4990234375" calcext:value-type="float">
            <text:p>0,4990234375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/>
          <table:table-cell office:value-type="string" calcext:value-type="string">
            <text:p>si empiezas en la casa, acabas siempre en la casa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la distribucion varía en función de los datos inicialñes, por lo tanto no tiene un comprota,iento ergódico</text:p>
          </table:table-cell>
          <table:table-cell table:number-columns-repeated="34"/>
        </table:table-row>
        <table:table-row table:style-name="ro1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matrix-columns-spanned="1" table:number-matrix-rows-spanned="4" table:formula="of:=MMULT([.$B$3:.$E$6];[.B18:.B21])" office:value-type="float" office:value="0.5" calcext:value-type="float">
            <text:p>0,5</text:p>
          </table:table-cell>
          <table:table-cell table:number-matrix-columns-spanned="1" table:number-matrix-rows-spanned="4" table:formula="of:=MMULT([.$B$3:.$E$6];[.C18:.C21])" office:value-type="float" office:value="0.5" calcext:value-type="float">
            <text:p>0,5</text:p>
          </table:table-cell>
          <table:table-cell table:number-matrix-columns-spanned="1" table:number-matrix-rows-spanned="4" table:formula="of:=MMULT([.$B$3:.$E$6];[.D18:.D21])" office:value-type="float" office:value="0.625" calcext:value-type="float">
            <text:p>0,625</text:p>
          </table:table-cell>
          <table:table-cell table:number-matrix-columns-spanned="1" table:number-matrix-rows-spanned="4" table:formula="of:=MMULT([.$B$3:.$E$6];[.E18:.E21])" office:value-type="float" office:value="0.625" calcext:value-type="float">
            <text:p>0,625</text:p>
          </table:table-cell>
          <table:table-cell table:number-matrix-columns-spanned="1" table:number-matrix-rows-spanned="4" table:formula="of:=MMULT([.$B$3:.$E$6];[.F18:.F21])" office:value-type="float" office:value="0.65625" calcext:value-type="float">
            <text:p>0,65625</text:p>
          </table:table-cell>
          <table:table-cell table:number-matrix-columns-spanned="1" table:number-matrix-rows-spanned="4" table:formula="of:=MMULT([.$B$3:.$E$6];[.G18:.G21])" office:value-type="float" office:value="0.65625" calcext:value-type="float">
            <text:p>0,65625</text:p>
          </table:table-cell>
          <table:table-cell table:number-matrix-columns-spanned="1" table:number-matrix-rows-spanned="4" table:formula="of:=MMULT([.$B$3:.$E$6];[.H18:.H21])" office:value-type="float" office:value="0.6640625" calcext:value-type="float">
            <text:p>0,6640625</text:p>
          </table:table-cell>
          <table:table-cell table:number-matrix-columns-spanned="1" table:number-matrix-rows-spanned="4" table:formula="of:=MMULT([.$B$3:.$E$6];[.I18:.I21])" office:value-type="float" office:value="0.6640625" calcext:value-type="float">
            <text:p>0,6640625</text:p>
          </table:table-cell>
          <table:table-cell table:number-matrix-columns-spanned="1" table:number-matrix-rows-spanned="4" table:formula="of:=MMULT([.$B$3:.$E$6];[.J18:.J21])" office:value-type="float" office:value="0.666015625" calcext:value-type="float">
            <text:p>0,666015625</text:p>
          </table:table-cell>
          <table:table-cell table:number-matrix-columns-spanned="14" table:number-matrix-rows-spanned="4" table:formula="of:=MMULT([.$B$3:.$E$6];[.K18:.K21])" office:value-type="float" office:value="0.666015625" calcext:value-type="float">
            <text:p>0,666015625</text:p>
          </table:table-cell>
          <table:table-cell office:value-type="float" office:value="0.666015625" calcext:value-type="float">
            <text:p>0,666015625</text:p>
          </table:table-cell>
          <table:table-cell office:value-type="float" office:value="0.666015625" calcext:value-type="float">
            <text:p>0,666015625</text:p>
          </table:table-cell>
          <table:table-cell office:value-type="float" office:value="0.666015625" calcext:value-type="float">
            <text:p>0,666015625</text:p>
          </table:table-cell>
          <table:table-cell office:value-type="float" office:value="0.666015625" calcext:value-type="float">
            <text:p>0,666015625</text:p>
          </table:table-cell>
          <table:table-cell office:value-type="float" office:value="0.666015625" calcext:value-type="float">
            <text:p>0,666015625</text:p>
          </table:table-cell>
          <table:table-cell office:value-type="float" office:value="0.666015625" calcext:value-type="float">
            <text:p>0,666015625</text:p>
          </table:table-cell>
          <table:table-cell office:value-type="float" office:value="0.666015625" calcext:value-type="float">
            <text:p>0,666015625</text:p>
          </table:table-cell>
          <table:table-cell office:value-type="float" office:value="0.666015625" calcext:value-type="float">
            <text:p>0,666015625</text:p>
          </table:table-cell>
          <table:table-cell office:value-type="float" office:value="0.666015625" calcext:value-type="float">
            <text:p>0,666015625</text:p>
          </table:table-cell>
          <table:table-cell office:value-type="float" office:value="0.666015625" calcext:value-type="float">
            <text:p>0,666015625</text:p>
          </table:table-cell>
          <table:table-cell office:value-type="float" office:value="0.666015625" calcext:value-type="float">
            <text:p>0,666015625</text:p>
          </table:table-cell>
          <table:table-cell office:value-type="float" office:value="0.666015625" calcext:value-type="float">
            <text:p>0,666015625</text:p>
          </table:table-cell>
          <table:table-cell office:value-type="float" office:value="0.666015625" calcext:value-type="float">
            <text:p>0,66601562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0.0625" calcext:value-type="float">
            <text:p>0,0625</text:p>
          </table:table-cell>
          <table:table-cell office:value-type="float" office:value="0" calcext:value-type="float">
            <text:p>0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" calcext:value-type="float">
            <text:p>0</text:p>
          </table:table-cell>
          <table:table-cell office:value-type="float" office:value="0.00390625" calcext:value-type="float">
            <text:p>0,00390625</text:p>
          </table:table-cell>
          <table:table-cell office:value-type="float" office:value="0" calcext:value-type="float">
            <text:p>0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office:value-type="float" office:value="0.0009765625" calcext:value-type="float">
            <text:p>0,000976562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,125</text:p>
          </table:table-cell>
          <table:table-cell office:value-type="float" office:value="0" calcext:value-type="float">
            <text:p>0</text:p>
          </table:table-cell>
          <table:table-cell office:value-type="float" office:value="0.03125" calcext:value-type="float">
            <text:p>0,03125</text:p>
          </table:table-cell>
          <table:table-cell office:value-type="float" office:value="0" calcext:value-type="float">
            <text:p>0</text:p>
          </table:table-cell>
          <table:table-cell office:value-type="float" office:value="0.0078125" calcext:value-type="float">
            <text:p>0,0078125</text:p>
          </table:table-cell>
          <table:table-cell office:value-type="float" office:value="0" calcext:value-type="float">
            <text:p>0</text:p>
          </table:table-cell>
          <table:table-cell office:value-type="float" office:value="0.001953125" calcext:value-type="float">
            <text:p>0,00195312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office:value-type="float" office:value="0.3125" calcext:value-type="float">
            <text:p>0,3125</text:p>
          </table:table-cell>
          <table:table-cell office:value-type="float" office:value="0.3125" calcext:value-type="float">
            <text:p>0,3125</text:p>
          </table:table-cell>
          <table:table-cell office:value-type="float" office:value="0.328125" calcext:value-type="float">
            <text:p>0,328125</text:p>
          </table:table-cell>
          <table:table-cell office:value-type="float" office:value="0.328125" calcext:value-type="float">
            <text:p>0,328125</text:p>
          </table:table-cell>
          <table:table-cell office:value-type="float" office:value="0.33203125" calcext:value-type="float">
            <text:p>0,33203125</text:p>
          </table:table-cell>
          <table:table-cell office:value-type="float" office:value="0.33203125" calcext:value-type="float">
            <text:p>0,33203125</text:p>
          </table:table-cell>
          <table:table-cell office:value-type="float" office:value="0.3330078125" calcext:value-type="float">
            <text:p>0,3330078125</text:p>
          </table:table-cell>
          <table:table-cell office:value-type="float" office:value="0.3330078125" calcext:value-type="float">
            <text:p>0,3330078125</text:p>
          </table:table-cell>
          <table:table-cell office:value-type="float" office:value="0.3330078125" calcext:value-type="float">
            <text:p>0,3330078125</text:p>
          </table:table-cell>
          <table:table-cell office:value-type="float" office:value="0.3330078125" calcext:value-type="float">
            <text:p>0,3330078125</text:p>
          </table:table-cell>
          <table:table-cell office:value-type="float" office:value="0.3330078125" calcext:value-type="float">
            <text:p>0,3330078125</text:p>
          </table:table-cell>
          <table:table-cell office:value-type="float" office:value="0.3330078125" calcext:value-type="float">
            <text:p>0,3330078125</text:p>
          </table:table-cell>
          <table:table-cell office:value-type="float" office:value="0.3330078125" calcext:value-type="float">
            <text:p>0,3330078125</text:p>
          </table:table-cell>
          <table:table-cell office:value-type="float" office:value="0.3330078125" calcext:value-type="float">
            <text:p>0,3330078125</text:p>
          </table:table-cell>
          <table:table-cell office:value-type="float" office:value="0.3330078125" calcext:value-type="float">
            <text:p>0,3330078125</text:p>
          </table:table-cell>
          <table:table-cell office:value-type="float" office:value="0.3330078125" calcext:value-type="float">
            <text:p>0,3330078125</text:p>
          </table:table-cell>
          <table:table-cell office:value-type="float" office:value="0.3330078125" calcext:value-type="float">
            <text:p>0,3330078125</text:p>
          </table:table-cell>
          <table:table-cell office:value-type="float" office:value="0.3330078125" calcext:value-type="float">
            <text:p>0,3330078125</text:p>
          </table:table-cell>
          <table:table-cell office:value-type="float" office:value="0.3330078125" calcext:value-type="float">
            <text:p>0,3330078125</text:p>
          </table:table-cell>
          <table:table-cell office:value-type="float" office:value="0.3330078125" calcext:value-type="float">
            <text:p>0,3330078125</text:p>
          </table:table-cell>
          <table:table-cell table:number-columns-repeated="11"/>
        </table:table-row>
        <table:table-row table:style-name="ro1" table:number-rows-repeated="5">
          <table:table-cell table:number-columns-repeated="3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table:number-columns-repeated="31"/>
        </table:table-row>
      </table:table>
      <table:table table:name="leontief 1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ECTOR 1</text:p>
          </table:table-cell>
          <table:table-cell office:value-type="string" calcext:value-type="string">
            <text:p>SECTOR 2</text:p>
          </table:table-cell>
          <table:table-cell office:value-type="string" calcext:value-type="string">
            <text:p>SECTOR 3</text:p>
          </table:table-cell>
          <table:table-cell office:value-type="string" calcext:value-type="string">
            <text:p>demanda fi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CTOR 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CTOR 2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CTOR 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matriz identidad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identidad – matriz tecnologica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formula="of:=[.B10]-[.B3]" office:value-type="float" office:value="0.7" calcext:value-type="float">
            <text:p>0,7</text:p>
          </table:table-cell>
          <table:table-cell table:formula="of:=[.C10]-[.C3]" office:value-type="float" office:value="-0.2" calcext:value-type="float">
            <text:p>-0,2</text:p>
          </table:table-cell>
          <table:table-cell table:formula="of:=[.D10]-[.D3]" office:value-type="float" office:value="-0.2" calcext:value-type="float">
            <text:p>-0,2</text:p>
          </table:table-cell>
          <table:table-cell/>
          <table:table-cell office:value-type="string" calcext:value-type="string">
            <text:p>det </text:p>
          </table:table-cell>
          <table:table-cell table:formula="of:=MDETERM([.B17:.D19])" office:value-type="float" office:value="0.36" calcext:value-type="float">
            <text:p>0,36</text:p>
          </table:table-cell>
          <table:table-cell table:number-columns-repeated="2"/>
        </table:table-row>
        <table:table-row table:style-name="ro1">
          <table:table-cell/>
          <table:table-cell table:formula="of:=[.B11]-[.B4]" office:value-type="float" office:value="-0.1" calcext:value-type="float">
            <text:p>-0,1</text:p>
          </table:table-cell>
          <table:table-cell table:formula="of:=[.C11]-[.C4]" office:value-type="float" office:value="0.6" calcext:value-type="float">
            <text:p>0,6</text:p>
          </table:table-cell>
          <table:table-cell table:formula="of:=[.D11]-[.D4]" office:value-type="float" office:value="-0.4" calcext:value-type="float">
            <text:p>-0,4</text:p>
          </table:table-cell>
          <table:table-cell table:number-columns-repeated="5"/>
        </table:table-row>
        <table:table-row table:style-name="ro1">
          <table:table-cell/>
          <table:table-cell table:formula="of:=[.B12]-[.B5]" office:value-type="float" office:value="0" calcext:value-type="float">
            <text:p>0</text:p>
          </table:table-cell>
          <table:table-cell table:formula="of:=[.C12]-[.C5]" office:value-type="float" office:value="0" calcext:value-type="float">
            <text:p>0</text:p>
          </table:table-cell>
          <table:table-cell table:formula="of:=[.D12]-[.D5]" office:value-type="float" office:value="0.9" calcext:value-type="float">
            <text:p>0,9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inversa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number-matrix-columns-spanned="3" table:number-matrix-rows-spanned="4" table:formula="of:=MINVERSE([.B17:.D19])"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office:value-type="float" office:value="0.555555555555556" calcext:value-type="float">
            <text:p>0,5555555555555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5" calcext:value-type="float">
            <text:p>0,25</text:p>
          </table:table-cell>
          <table:table-cell office:value-type="float" office:value="1.75" calcext:value-type="float">
            <text:p>1,75</text:p>
          </table:table-cell>
          <table:table-cell office:value-type="float" office:value="0.833333333333333" calcext:value-type="float">
            <text:p>0,8333333333333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11111111111111" calcext:value-type="float">
            <text:p>1,11111111111111</text:p>
          </table:table-cell>
          <table:table-cell table:number-columns-repeated="5"/>
        </table:table-row>
        <table:table-row table:style-name="ro1">
          <table:table-cell/>
          <table:table-cell office:value-type="string" office:string-value="" calcext:value-type="error">
            <text:p>#N/D</text:p>
          </table:table-cell>
          <table:table-cell office:value-type="string" office:string-value="" calcext:value-type="error">
            <text:p>#N/D</text:p>
          </table:table-cell>
          <table:table-cell office:value-type="string" office:string-value="" calcext:value-type="error">
            <text:p>#N/D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multplicar por la demanda</text:p>
          </table:table-cell>
          <table:table-cell/>
          <table:table-cell office:value-type="string" calcext:value-type="string">
            <text:p>multiplcar inversa por demanda final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number-matrix-columns-spanned="1" table:number-matrix-rows-spanned="3" table:formula="of:=MMULT([.B23:.D25];[.E3:.E5])" office:value-type="float" office:value="25.4444444444445" calcext:value-type="float">
            <text:p>25,4444444444445</text:p>
          </table:table-cell>
          <table:table-cell/>
          <table:table-cell office:value-type="string" calcext:value-type="string">
            <text:p>traspuesta</text:p>
          </table:table-cell>
          <table:table-cell table:number-matrix-columns-spanned="3" table:number-matrix-rows-spanned="1" table:formula="of:=TRANSPOSE([.B30:.B32])" office:value-type="float" office:value="25.4444444444445" calcext:value-type="float">
            <text:p>25,4444444444445</text:p>
          </table:table-cell>
          <table:table-cell office:value-type="float" office:value="30.1666666666667" calcext:value-type="float">
            <text:p>30,1666666666667</text:p>
          </table:table-cell>
          <table:table-cell office:value-type="float" office:value="8.88888888888889" calcext:value-type="float">
            <text:p>8,888888888888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.1666666666667" calcext:value-type="float">
            <text:p>30,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.88888888888889" calcext:value-type="float">
            <text:p>8,88888888888889</text:p>
          </table:table-cell>
          <table:table-cell table:number-columns-repeated="2"/>
          <table:table-cell office:value-type="string" calcext:value-type="string">
            <text:p>tabla final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SECTOR <text:s/>1</text:p>
          </table:table-cell>
          <table:table-cell office:value-type="string" calcext:value-type="string">
            <text:p>SECTOR 2</text:p>
          </table:table-cell>
          <table:table-cell office:value-type="string" calcext:value-type="string">
            <text:p>SECTOR 3</text:p>
          </table:table-cell>
          <table:table-cell office:value-type="string" calcext:value-type="string">
            <text:p>demanda final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nueva demanda</text:p>
          </table:table-cell>
          <table:table-cell table:number-columns-repeated="2"/>
          <table:table-cell office:value-type="string" calcext:value-type="string">
            <text:p>SECTOR 1</text:p>
          </table:table-cell>
          <table:table-cell table:formula="of:=[.B3]*[.E$30]" office:value-type="float" office:value="7.63333333333333" calcext:value-type="float">
            <text:p>7,63333333333333</text:p>
          </table:table-cell>
          <table:table-cell table:formula="of:=[.C3]*[.F$30]" office:value-type="float" office:value="6.03333333333333" calcext:value-type="float">
            <text:p>6,03333333333333</text:p>
          </table:table-cell>
          <table:table-cell table:formula="of:=[.D3]*[.G$30]" office:value-type="float" office:value="1.77777777777778" calcext:value-type="float">
            <text:p>1,77777777777778</text:p>
          </table:table-cell>
          <table:table-cell office:value-type="float" office:value="10" calcext:value-type="float">
            <text:p>10</text:p>
          </table:table-cell>
          <table:table-cell table:formula="of:=SUM([.E35:.H35])" office:value-type="float" office:value="25.4444444444444" calcext:value-type="float">
            <text:p>25,444444444444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ECTOR 2</text:p>
          </table:table-cell>
          <table:table-cell table:formula="of:=[.B4]*[.E$30]" office:value-type="float" office:value="2.54444444444445" calcext:value-type="float">
            <text:p>2,54444444444445</text:p>
          </table:table-cell>
          <table:table-cell table:formula="of:=[.C4]*[.F$30]" office:value-type="float" office:value="12.0666666666667" calcext:value-type="float">
            <text:p>12,0666666666667</text:p>
          </table:table-cell>
          <table:table-cell table:formula="of:=[.D4]*[.G$30]" office:value-type="float" office:value="3.55555555555556" calcext:value-type="float">
            <text:p>3,55555555555556</text:p>
          </table:table-cell>
          <table:table-cell office:value-type="float" office:value="12" calcext:value-type="float">
            <text:p>12</text:p>
          </table:table-cell>
          <table:table-cell table:formula="of:=SUM([.E36:.H36])" office:value-type="float" office:value="30.1666666666667" calcext:value-type="float">
            <text:p>30,166666666666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ECTOR 3</text:p>
          </table:table-cell>
          <table:table-cell table:formula="of:=[.B5]*[.E$30]" office:value-type="float" office:value="0" calcext:value-type="float">
            <text:p>0</text:p>
          </table:table-cell>
          <table:table-cell table:formula="of:=[.C5]*[.F$30]" office:value-type="float" office:value="0" calcext:value-type="float">
            <text:p>0</text:p>
          </table:table-cell>
          <table:table-cell table:formula="of:=[.D5]*[.G$30]" office:value-type="float" office:value="0.888888888888889" calcext:value-type="float">
            <text:p>0,888888888888889</text:p>
          </table:table-cell>
          <table:table-cell office:value-type="float" office:value="8" calcext:value-type="float">
            <text:p>8</text:p>
          </table:table-cell>
          <table:table-cell table:formula="of:=SUM([.E37:.H37])" office:value-type="float" office:value="8.88888888888889" calcext:value-type="float">
            <text:p>8,8888888888888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otros</text:p>
          </table:table-cell>
          <table:table-cell table:formula="of:=[.E39]-SUM([.E35:.E37])" office:value-type="float" office:value="15.2666666666667" calcext:value-type="float">
            <text:p>15,2666666666667</text:p>
          </table:table-cell>
          <table:table-cell table:formula="of:=[.F39]-SUM([.F35:.F37])" office:value-type="float" office:value="12.0666666666667" calcext:value-type="float">
            <text:p>12,0666666666667</text:p>
          </table:table-cell>
          <table:table-cell table:formula="of:=[.G39]-SUM([.G35:.G37])" office:value-type="float" office:value="2.66666666666667" calcext:value-type="float">
            <text:p>2,6666666666666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[.I35]" office:value-type="float" office:value="25.4444444444444" calcext:value-type="float">
            <text:p>25,4444444444444</text:p>
          </table:table-cell>
          <table:table-cell table:formula="of:=[.I36]" office:value-type="float" office:value="30.1666666666667" calcext:value-type="float">
            <text:p>30,1666666666667</text:p>
          </table:table-cell>
          <table:table-cell table:formula="of:=[.I37]" office:value-type="float" office:value="8.88888888888889" calcext:value-type="float">
            <text:p>8,88888888888889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multiplicar inversa por la nueva demanda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number-matrix-columns-spanned="1" table:number-matrix-rows-spanned="3" table:formula="of:=MMULT([.B23:.D25];[.B36:.B38])" office:value-type="float" office:value="67.2222222222222" calcext:value-type="float">
            <text:p>67,22222222222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90.8333333333333" calcext:value-type="float">
            <text:p>90,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.4444444444444" calcext:value-type="float">
            <text:p>44,4444444444444</text:p>
          </table:table-cell>
          <table:table-cell table:number-columns-repeated="7"/>
        </table:table-row>
      </table:table>
      <table:table table:name="leontief 2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EJERCICIO 2</text:p>
          </table:table-cell>
          <table:table-cell/>
          <table:table-cell office:value-type="string" calcext:value-type="string">
            <text:p>filas compra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lumnas consum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 minera</text:p>
          </table:table-cell>
          <table:table-cell office:value-type="string" calcext:value-type="string">
            <text:p>B electrica</text:p>
          </table:table-cell>
          <table:table-cell office:value-type="string" calcext:value-type="string">
            <text:p>demanda final</text:p>
          </table:table-cell>
          <table:table-cell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20" calcext:value-type="float">
            <text:p>120</text:p>
          </table:table-cell>
          <table:table-cell office:value-type="float" office:value="350" calcext:value-type="float">
            <text:p>350</text:p>
          </table:table-cell>
          <table:table-cell office:value-type="float" office:value="120" calcext:value-type="float">
            <text:p>120</text:p>
          </table:table-cell>
          <table:table-cell table:formula="of:=SUM([.B5:.D5])" office:value-type="float" office:value="590" calcext:value-type="float">
            <text:p>5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20" calcext:value-type="float">
            <text:p>320</text:p>
          </table:table-cell>
          <table:table-cell office:value-type="float" office:value="500" calcext:value-type="float">
            <text:p>500</text:p>
          </table:table-cell>
          <table:table-cell office:value-type="float" office:value="150" calcext:value-type="float">
            <text:p>150</text:p>
          </table:table-cell>
          <table:table-cell table:formula="of:=SUM([.B6:.D6])" office:value-type="float" office:value="970" calcext:value-type="float">
            <text:p>9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tros</text:p>
          </table:table-cell>
          <table:table-cell table:formula="of:=[.B8]-SUM([.B5:.B6])" office:value-type="float" office:value="150" calcext:value-type="float">
            <text:p>150</text:p>
          </table:table-cell>
          <table:table-cell table:formula="of:=[.C8]-SUM([.C5:.C6])"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590" calcext:value-type="float">
            <text:p>590</text:p>
          </table:table-cell>
          <table:table-cell office:value-type="float" office:value="970" calcext:value-type="float">
            <text:p>970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emanda nuev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nera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lectrica</text:p>
          </table:table-cell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matriz tecnológica</text:p>
          </table:table-cell>
          <table:table-cell table:number-columns-repeated="4"/>
          <table:table-cell office:value-type="string" calcext:value-type="string">
            <text:p>identida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B5]/[.B$8]" office:value-type="float" office:value="0.203389830508475" calcext:value-type="float">
            <text:p>0,203389830508475</text:p>
          </table:table-cell>
          <table:table-cell table:formula="of:=[.C5]/[.C$8]" office:value-type="float" office:value="0.360824742268041" calcext:value-type="float">
            <text:p>0,36082474226804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B6]/[.B$8]" office:value-type="float" office:value="0.542372881355932" calcext:value-type="float">
            <text:p>0,542372881355932</text:p>
          </table:table-cell>
          <table:table-cell table:formula="of:=[.C6]/[.C$8]" office:value-type="float" office:value="0.515463917525773" calcext:value-type="float">
            <text:p>0,515463917525773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Identidad – matriz tecnologica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formula="of:=[.F16]-[.B17]" office:value-type="float" office:value="0.796610169491525" calcext:value-type="float">
            <text:p>0,796610169491525</text:p>
          </table:table-cell>
          <table:table-cell table:formula="of:=[.G16]-[.C17]" office:value-type="float" office:value="-0.360824742268041" calcext:value-type="float">
            <text:p>-0,360824742268041</text:p>
          </table:table-cell>
          <table:table-cell table:number-columns-repeated="2"/>
          <table:table-cell office:value-type="string" calcext:value-type="string">
            <text:p>multiplicar inversa por demanda nueva</text:p>
          </table:table-cell>
          <table:table-cell table:number-columns-repeated="4"/>
        </table:table-row>
        <table:table-row table:style-name="ro1">
          <table:table-cell/>
          <table:table-cell table:formula="of:=[.F17]-[.B18]" office:value-type="float" office:value="-0.542372881355932" calcext:value-type="float">
            <text:p>-0,542372881355932</text:p>
          </table:table-cell>
          <table:table-cell table:formula="of:=[.G17]-[.C18]" office:value-type="float" office:value="0.484536082474227" calcext:value-type="float">
            <text:p>0,484536082474227</text:p>
          </table:table-cell>
          <table:table-cell table:number-columns-repeated="7"/>
        </table:table-row>
        <table:table-row table:style-name="ro1">
          <table:table-cell table:number-columns-repeated="5"/>
          <table:table-cell table:number-matrix-columns-spanned="1" table:number-matrix-rows-spanned="2" table:formula="of:=MMULT([.B27:.C28];[.B11:.B12])" office:value-type="float" office:value="983.333333333333" calcext:value-type="float">
            <text:p>983,333333333333</text:p>
          </table:table-cell>
          <table:table-cell/>
          <table:table-cell office:value-type="string" calcext:value-type="string">
            <text:p>tra</text:p>
          </table:table-cell>
          <table:table-cell table:number-matrix-columns-spanned="2" table:number-matrix-rows-spanned="1" table:formula="of:=TRANSPOSE([.F25:.F26])" office:value-type="float" office:value="983.333333333333" calcext:value-type="float">
            <text:p>983,333333333333</text:p>
          </table:table-cell>
          <table:table-cell office:value-type="float" office:value="1616.66666666667" calcext:value-type="float">
            <text:p>1616,66666666667</text:p>
          </table:table-cell>
        </table:table-row>
        <table:table-row table:style-name="ro1">
          <table:table-cell office:value-type="string" calcext:value-type="string">
            <text:p>inversa</text:p>
          </table:table-cell>
          <table:table-cell table:number-columns-repeated="4"/>
          <table:table-cell office:value-type="float" office:value="1616.66666666667" calcext:value-type="float">
            <text:p>1616,66666666667</text:p>
          </table:table-cell>
          <table:table-cell table:number-columns-repeated="4"/>
        </table:table-row>
        <table:table-row table:style-name="ro1">
          <table:table-cell/>
          <table:table-cell table:number-matrix-columns-spanned="2" table:number-matrix-rows-spanned="2" table:formula="of:=MINVERSE([.B23:.C24])" office:value-type="float" office:value="2.54637281910009" calcext:value-type="float">
            <text:p>2,54637281910009</text:p>
          </table:table-cell>
          <table:table-cell office:value-type="float" office:value="1.89623507805326" calcext:value-type="float">
            <text:p>1,896235078053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5032139577594" calcext:value-type="float">
            <text:p>2,85032139577594</text:p>
          </table:table-cell>
          <table:table-cell office:value-type="float" office:value="4.18640955004591" calcext:value-type="float">
            <text:p>4,18640955004591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A minera</text:p>
          </table:table-cell>
          <table:table-cell office:value-type="string" calcext:value-type="string">
            <text:p>B electrica</text:p>
          </table:table-cell>
          <table:table-cell office:value-type="string" calcext:value-type="string">
            <text:p>demanda final</text:p>
          </table:table-cell>
          <table:table-cell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<text:s/></text:p>
          </table:table-cell>
          <table:table-cell table:formula="of:=[.C17]*[.J$25]" office:value-type="float" office:value="583.333333333333" calcext:value-type="float">
            <text:p>583,333333333333</text:p>
          </table:table-cell>
          <table:table-cell office:value-type="float" office:value="200" calcext:value-type="float">
            <text:p>200</text:p>
          </table:table-cell>
          <table:table-cell table:formula="of:=SUM([.B32:.D32])" office:value-type="float" office:value="783.333333333333" calcext:value-type="float">
            <text:p>783,33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table:formula="of:=[.B18]*[.I$25]" office:value-type="float" office:value="533.333333333333" calcext:value-type="float">
            <text:p>533,333333333333</text:p>
          </table:table-cell>
          <table:table-cell table:formula="of:=[.C18]*[.J$25]" office:value-type="float" office:value="833.333333333333" calcext:value-type="float">
            <text:p>833,333333333333</text:p>
          </table:table-cell>
          <table:table-cell office:value-type="float" office:value="250" calcext:value-type="float">
            <text:p>250</text:p>
          </table:table-cell>
          <table:table-cell table:formula="of:=SUM([.B33:.D33])" office:value-type="float" office:value="1616.66666666667" calcext:value-type="float">
            <text:p>1616,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tros</text:p>
          </table:table-cell>
          <table:table-cell table:formula="of:=[.B35]-SUM([.B32:.B33])" office:value-type="float" office:value="250" calcext:value-type="float">
            <text:p>250</text:p>
          </table:table-cell>
          <table:table-cell table:formula="of:=[.C35]-SUM([.C32:.C33])"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table:formula="of:=[.E32]" office:value-type="float" office:value="783.333333333333" calcext:value-type="float">
            <text:p>783,333333333333</text:p>
          </table:table-cell>
          <table:table-cell table:formula="of:=[.E33]" office:value-type="float" office:value="1616.66666666667" calcext:value-type="float">
            <text:p>1616,66666666667</text:p>
          </table:table-cell>
          <table:table-cell table:number-columns-repeated="7"/>
        </table:table-row>
      </table:table>
      <table:table table:name="ejercicio 4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EJERCICIO 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riz estado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JO</text:p>
          </table:table-cell>
          <table:table-cell office:value-type="string" calcext:value-type="string">
            <text:p>PISO 1</text:p>
          </table:table-cell>
          <table:table-cell office:value-type="string" calcext:value-type="string">
            <text:p>PISO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JO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SO 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SO 2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matriz identidad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matriz estados -identidad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[.B5]-[.B11]" office:value-type="float" office:value="-1" calcext:value-type="float">
            <text:p>-1</text:p>
          </table:table-cell>
          <table:table-cell table:formula="of:=[.C5]-[.C11]" office:value-type="float" office:value="0.75" calcext:value-type="float">
            <text:p>0,75</text:p>
          </table:table-cell>
          <table:table-cell table:formula="of:=[.D5]-[.D11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71" table:formula="of:=[.B6]-[.B12]" office:value-type="float" office:value="0.5" calcext:value-type="float">
            <text:p>0,5</text:p>
          </table:table-cell>
          <table:table-cell table:style-name="ce71" table:formula="of:=[.C6]-[.C12]" office:value-type="float" office:value="-1" calcext:value-type="float">
            <text:p>-1</text:p>
          </table:table-cell>
          <table:table-cell table:style-name="ce71" table:formula="of:=[.D6]-[.D12]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71" table:formula="of:=[.B7]-[.B13]" office:value-type="float" office:value="0.5" calcext:value-type="float">
            <text:p>0,5</text:p>
          </table:table-cell>
          <table:table-cell table:style-name="ce71" table:formula="of:=[.C7]-[.C13]" office:value-type="float" office:value="0.25" calcext:value-type="float">
            <text:p>0,25</text:p>
          </table:table-cell>
          <table:table-cell table:style-name="ce71" table:formula="of:=[.D7]-[.D13]" office:value-type="float" office:value="-1" calcext:value-type="float">
            <text:p>-1</text:p>
          </table:table-cell>
          <table:table-cell table:style-name="ce4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table:style-name="ce71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office:value-type="string" calcext:value-type="string">
            <text:p>lo verde es el término independiente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det</text:p>
          </table:table-cell>
          <table:table-cell table:formula="of:=MDETERM([.B19:.D21])" office:value-type="float" office:value="2.125" calcext:value-type="float">
            <text:p>2,12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matriz inversa</text:p>
          </table:table-cell>
          <table:table-cell table:number-columns-repeated="4"/>
        </table:table-row>
        <table:table-row table:style-name="ro1">
          <table:table-cell/>
          <table:table-cell table:number-matrix-columns-spanned="3" table:number-matrix-rows-spanned="3" table:formula="of:=MINVERSE([.B19:.D21])" office:value-type="float" office:value="0.588235294117647" calcext:value-type="float">
            <text:p>0,588235294117647</text:p>
          </table:table-cell>
          <table:table-cell office:value-type="float" office:value="0.470588235294118" calcext:value-type="float">
            <text:p>0,470588235294118</text:p>
          </table:table-cell>
          <table:table-cell office:value-type="float" office:value="0.470588235294118" calcext:value-type="float">
            <text:p>0,4705882352941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-0.705882352941176" calcext:value-type="float">
            <text:p>-0,705882352941176</text:p>
          </table:table-cell>
          <table:table-cell office:value-type="float" office:value="0.235294117647059" calcext:value-type="float">
            <text:p>0,235294117647059</text:p>
          </table:table-cell>
          <table:table-cell office:value-type="float" office:value="0.235294117647059" calcext:value-type="float">
            <text:p>0,2352941176470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17647058823529" calcext:value-type="float">
            <text:p>0,117647058823529</text:p>
          </table:table-cell>
          <table:table-cell office:value-type="float" office:value="-0.705882352941176" calcext:value-type="float">
            <text:p>-0,705882352941176</text:p>
          </table:table-cell>
          <table:table-cell office:value-type="float" office:value="0.294117647058823" calcext:value-type="float">
            <text:p>0,294117647058823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multplicar inversa por termino independient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rcentaje</text:p>
          </table:table-cell>
          <table:table-cell table:number-columns-repeated="3"/>
        </table:table-row>
        <table:table-row table:style-name="ro1">
          <table:table-cell/>
          <table:table-cell table:number-matrix-columns-spanned="1" table:number-matrix-rows-spanned="3" table:formula="of:=MMULT([.B27:.D29];[.E19:.E21])" office:value-type="float" office:value="0.470588235294118" calcext:value-type="float">
            <text:p>0,470588235294118</text:p>
          </table:table-cell>
          <table:table-cell table:formula="of:=[.B33]*100" office:value-type="float" office:value="47.0588235294118" calcext:value-type="float">
            <text:p>47,05882352941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35294117647059" calcext:value-type="float">
            <text:p>0,235294117647059</text:p>
          </table:table-cell>
          <table:table-cell table:formula="of:=[.B34]*100" office:value-type="float" office:value="23.5294117647059" calcext:value-type="float">
            <text:p>23,52941176470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94117647058823" calcext:value-type="float">
            <text:p>0,294117647058823</text:p>
          </table:table-cell>
          <table:table-cell table:formula="of:=[.B35]*100" office:value-type="float" office:value="29.4117647058824" calcext:value-type="float">
            <text:p>29,4117647058824</text:p>
          </table:table-cell>
          <table:table-cell table:number-columns-repeated="3"/>
        </table:table-row>
      </table:table>
      <table:table table:name="ejercicio 5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EJERCICIO 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MARILLO</text:p>
          </table:table-cell>
          <table:table-cell office:value-type="string" calcext:value-type="string">
            <text:p>RO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RILLO </text:p>
          </table:table-cell>
          <table:table-cell table:formula="of:=3/4" office:value-type="float" office:value="0.75" calcext:value-type="float">
            <text:p>0,75</text:p>
          </table:table-cell>
          <table:table-cell table:formula="of:=1/3" office:value-type="float" office:value="0.333333333333333" calcext:value-type="float">
            <text:p>0,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JO</text:p>
          </table:table-cell>
          <table:table-cell table:formula="of:=1/4" office:value-type="float" office:value="0.25" calcext:value-type="float">
            <text:p>0,25</text:p>
          </table:table-cell>
          <table:table-cell table:formula="of:=2/3" office:value-type="float" office:value="0.666666666666667" calcext:value-type="float">
            <text:p>0,666666666666667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identidad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atriz de estados -inversa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formula="of:=[.B5]-[.B11]" office:value-type="float" office:value="-0.25" calcext:value-type="float">
            <text:p>-0,25</text:p>
          </table:table-cell>
          <table:table-cell table:formula="of:=[.C5]-[.C11]" office:value-type="float" office:value="0.333333333333333" calcext:value-type="float">
            <text:p>0,333333333333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41" table:formula="of:=[.B6]-[.B12]" office:value-type="float" office:value="0.25" calcext:value-type="float">
            <text:p>0,25</text:p>
          </table:table-cell>
          <table:table-cell table:style-name="ce41" table:formula="of:=[.C6]-[.C12]" office:value-type="float" office:value="-0.333333333333333" calcext:value-type="float">
            <text:p>-0,333333333333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table:style-name="ce4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alcular inversa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number-matrix-columns-spanned="2" table:number-matrix-rows-spanned="2" table:formula="of:=MINVERSE([.B17:.C18])" office:value-type="float" office:value="1.71428571428571" calcext:value-type="float">
            <text:p>1,71428571428571</text:p>
          </table:table-cell>
          <table:table-cell office:value-type="float" office:value="0.571428571428571" calcext:value-type="float">
            <text:p>0,5714285714285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.71428571428571" calcext:value-type="float">
            <text:p>-1,71428571428571</text:p>
          </table:table-cell>
          <table:table-cell office:value-type="float" office:value="0.428571428571429" calcext:value-type="float">
            <text:p>0,428571428571429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ultpliccar inversa por termino independient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rcentaje</text:p>
          </table:table-cell>
          <table:table-cell table:number-columns-repeated="2"/>
        </table:table-row>
        <table:table-row table:style-name="ro1">
          <table:table-cell/>
          <table:table-cell table:number-matrix-columns-spanned="1" table:number-matrix-rows-spanned="2" table:formula="of:=MMULT([.B22:.C23];[.D17:.D18])" office:value-type="float" office:value="0.571428571428571" calcext:value-type="float">
            <text:p>0,571428571428571</text:p>
          </table:table-cell>
          <table:table-cell table:formula="of:=[.B27]*100" office:value-type="float" office:value="57.1428571428571" calcext:value-type="float">
            <text:p>57,14285714285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428571428571429" calcext:value-type="float">
            <text:p>0,428571428571429</text:p>
          </table:table-cell>
          <table:table-cell table:formula="of:=[.B28]*100" office:value-type="float" office:value="42.8571428571429" calcext:value-type="float">
            <text:p>42,8571428571429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número niños en tobogán amarillo</text:p>
          </table:table-cell>
          <table:table-cell table:number-columns-repeated="2"/>
          <table:table-cell table:formula="of:=[.B27]*20" office:value-type="float" office:value="11.4285714285714" calcext:value-type="float">
            <text:p>11,4285714285714</text:p>
          </table:table-cell>
        </table:table-row>
        <table:table-row table:style-name="ro1">
          <table:table-cell/>
          <table:table-cell office:value-type="string" calcext:value-type="string">
            <text:p>número niños en tobogán rojo</text:p>
          </table:table-cell>
          <table:table-cell table:number-columns-repeated="2"/>
          <table:table-cell table:formula="of:=[.B28]*20" office:value-type="float" office:value="8.57142857142857" calcext:value-type="float">
            <text:p>8,571428571428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6:35:49.461019604</meta:creation-date>
    <meta:generator>LibreOffice/7.3.7.2$Linux_X86_64 LibreOffice_project/30$Build-2</meta:generator>
    <dc:date>2023-05-19T18:57:39.061621387</dc:date>
    <meta:editing-duration>PT1H49M3S</meta:editing-duration>
    <meta:editing-cycles>10</meta:editing-cycles>
    <meta:document-statistic meta:table-count="8" meta:cell-count="917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263cm" svg:height="5.051cm" xlink:href=".." xlink:type="simple" chart:class="chart:circle" chart:style-name="ch1">
        <chart:title svg:x="1.767cm" svg:y="0.237cm" chart:style-name="ch2">
          <text:p>distribución de los datos iniciales</text:p>
        </chart:title>
        <chart:legend chart:legend-position="end" svg:x="9.119cm" svg:y="1.66cm" style:legend-expansion="custom" svg:width="0.73cm" svg:height="1.594cm" style:legend-expansion-aspect-ratio="0.457967377666248" chart:style-name="ch3"/>
        <chart:plot-area chart:style-name="ch4" table:cell-range-address="'Ejercicio 1'.B11:'Ejercicio 1'.B13" svg:x="0.205cm" svg:y="1.117cm" svg:width="8.913cm" svg:height="3.833cm">
          <chart:coordinate-region svg:x="2.745cm" svg:y="1.118cm" svg:width="3.832cm" svg:height="3.83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Ejercicio 1'.B11:'Ejercicio 1'.B13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Ejercicio 1'.B11:'Ejercicio 1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218cm" svg:height="5.239cm" xlink:href=".." xlink:type="simple" chart:class="chart:circle" chart:style-name="ch1">
        <chart:title svg:x="0.904cm" svg:y="0.24cm" chart:style-name="ch2">
          <text:p>distribución de los datos finales</text:p>
        </chart:title>
        <chart:legend chart:legend-position="end" svg:x="7.278cm" svg:y="1.822cm" style:legend-expansion="high" chart:style-name="ch3"/>
        <chart:plot-area chart:style-name="ch4" table:cell-range-address="'Ejercicio 1'.K11:'Ejercicio 1'.K13" svg:x="1.632cm" svg:y="1.233cm" svg:width="3.421cm" svg:height="3.422cm">
          <chart:coordinate-region svg:x="1.633cm" svg:y="1.124cm" svg:width="3.42cm" svg:height="3.64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Ejercicio 1'.K11:'Ejercicio 1'.K13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3.63579142913">
                <text:p>363.63579142913</text:p>
                <draw:g>
                  <svg:desc>'Ejercicio 1'.K11:'Ejercicio 1'.K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2.727272732558">
                <text:p>272.7272727325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3.63693583831">
                <text:p>363.636935838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